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2in" fo:margin-left="-0.075in" fo:margin-top="0in" fo:margin-bottom="0in" table:align="left" style:writing-mode="lr-tb"/>
    </style:style>
    <style:style style:name="Table1.A" style:family="table-column">
      <style:table-column-properties style:column-width="1.0486in"/>
    </style:style>
    <style:style style:name="Table1.B" style:family="table-column">
      <style:table-column-properties style:column-width="0.9715in"/>
    </style:style>
    <style:style style:name="Table1.C" style:family="table-column">
      <style:table-column-properties style:column-width="1.1799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5pt solid #000000"/>
    </style:style>
    <style:style style:name="Table1.C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7"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7in" fo:margin-left="-0.075in" fo:margin-top="0in" fo:margin-bottom="0in" table:align="left" style:writing-mode="lr-tb"/>
    </style:style>
    <style:style style:name="Table2.A" style:family="table-column">
      <style:table-column-properties style:column-width="2.3785in"/>
    </style:style>
    <style:style style:name="Table2.B" style:family="table-column">
      <style:table-column-properties style:column-width="1.0458in"/>
    </style:style>
    <style:style style:name="Table2.C" style:family="table-column">
      <style:table-column-properties style:column-width="1.2757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5pt solid #000000"/>
    </style:style>
    <style:style style:name="Table2.C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11" style:family="table-row">
      <style:table-row-properties fo:keep-together="always"/>
    </style:style>
    <style:style style:name="Table2.A13"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2.1368in" fo:margin-left="-0.075in" fo:margin-top="0in" fo:margin-bottom="0in" table:align="left" style:writing-mode="lr-tb"/>
    </style:style>
    <style:style style:name="Table3.A" style:family="table-column">
      <style:table-column-properties style:column-width="1.4611in"/>
    </style:style>
    <style:style style:name="Table3.B" style:family="table-column">
      <style:table-column-properties style:column-width="0.67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7"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3.7063in" fo:margin-left="-0.075in" fo:margin-top="0in" fo:margin-bottom="0in" table:align="left" style:writing-mode="lr-tb"/>
    </style:style>
    <style:style style:name="Table4.A" style:family="table-column">
      <style:table-column-properties style:column-width="3.0306in"/>
    </style:style>
    <style:style style:name="Table4.B" style:family="table-column">
      <style:table-column-properties style:column-width="0.6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5" style:family="table-row">
      <style:table-row-properties fo:keep-together="always"/>
    </style:style>
    <style:style style:name="Table4.A5"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1583in" fo:margin-left="-0.075in" fo:margin-top="0in" fo:margin-bottom="0in" table:align="left" style:writing-mode="lr-tb"/>
    </style:style>
    <style:style style:name="Table5.A" style:family="table-column">
      <style:table-column-properties style:column-width="3.4826in"/>
    </style:style>
    <style:style style:name="Table5.B" style:family="table-column">
      <style:table-column-properties style:column-width="0.675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4"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2111in" fo:margin-left="-0.075in" fo:margin-top="0in" fo:margin-bottom="0in" table:align="left" style:writing-mode="lr-tb"/>
    </style:style>
    <style:style style:name="Table6.A" style:family="table-column">
      <style:table-column-properties style:column-width="0.95in"/>
    </style:style>
    <style:style style:name="Table6.B" style:family="table-column">
      <style:table-column-properties style:column-width="0.625in"/>
    </style:style>
    <style:style style:name="Table6.C" style:family="table-column">
      <style:table-column-properties style:column-width="0.4389in"/>
    </style:style>
    <style:style style:name="Table6.D" style:family="table-column">
      <style:table-column-properties style:column-width="0.4396in"/>
    </style:style>
    <style:style style:name="Table6.1" style:family="table-row">
      <style:table-row-properties style:min-row-height="0.1458in"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C1" style:family="table-cell">
      <style:table-cell-properties style:vertical-align="" fo:padding-left="0.075in" fo:padding-right="0.075in" fo:padding-top="0in" fo:padding-bottom="0in" fo:border="none"/>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6.10" style:family="table-row">
      <style:table-row-properties fo:keep-together="auto"/>
    </style:style>
    <style:style style:name="Table6.11" style:family="table-row">
      <style:table-row-properties fo:keep-together="auto"/>
    </style:style>
    <style:style style:name="Table6.12" style:family="table-row">
      <style:table-row-properties fo:keep-together="auto"/>
    </style:style>
    <style:style style:name="Table6.13" style:family="table-row">
      <style:table-row-properties fo:keep-together="auto"/>
    </style:style>
    <style:style style:name="Table6.14" style:family="table-row">
      <style:table-row-properties fo:keep-together="auto"/>
    </style:style>
    <style:style style:name="Table6.15" style:family="table-row">
      <style:table-row-properties fo:keep-together="auto"/>
    </style:style>
    <style:style style:name="Table6.16" style:family="table-row">
      <style:table-row-properties fo:keep-together="auto"/>
    </style:style>
    <style:style style:name="Table6.17" style:family="table-row">
      <style:table-row-properties fo:keep-together="auto"/>
    </style:style>
    <style:style style:name="Table6.18" style:family="table-row">
      <style:table-row-properties fo:keep-together="auto"/>
    </style:style>
    <style:style style:name="Table6.19" style:family="table-row">
      <style:table-row-properties fo:keep-together="auto"/>
    </style:style>
    <style:style style:name="Table6.20" style:family="table-row">
      <style:table-row-properties fo:keep-together="auto"/>
    </style:style>
    <style:style style:name="Table6.21" style:family="table-row">
      <style:table-row-properties fo:keep-together="auto"/>
    </style:style>
    <style:style style:name="Table6.22" style:family="table-row">
      <style:table-row-properties fo:keep-together="auto"/>
    </style:style>
    <style:style style:name="Table6.23" style:family="table-row">
      <style:table-row-properties fo:keep-together="auto"/>
    </style:style>
    <style:style style:name="Table6.24" style:family="table-row">
      <style:table-row-properties fo:keep-together="auto"/>
    </style:style>
    <style:style style:name="Table6.25" style:family="table-row">
      <style:table-row-properties fo:keep-together="auto"/>
    </style:style>
    <style:style style:name="Table6.26" style:family="table-row">
      <style:table-row-properties fo:keep-together="auto"/>
    </style:style>
    <style:style style:name="Table6.27" style:family="table-row">
      <style:table-row-properties fo:keep-together="auto"/>
    </style:style>
    <style:style style:name="Table6.A27"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3.4792in" fo:margin-left="-0.075in" fo:margin-top="0in" fo:margin-bottom="0in" table:align="left" style:writing-mode="lr-tb"/>
    </style:style>
    <style:style style:name="Table7.A" style:family="table-column">
      <style:table-column-properties style:column-width="1.0986in"/>
    </style:style>
    <style:style style:name="Table7.B" style:family="table-column">
      <style:table-column-properties style:column-width="0.8875in"/>
    </style:style>
    <style:style style:name="Table7.C" style:family="table-column">
      <style:table-column-properties style:column-width="1.1417in"/>
    </style:style>
    <style:style style:name="Table7.D" style:family="table-column">
      <style:table-column-properties style:column-width="0.350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3"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7208in" fo:margin-left="-0.075in" fo:margin-top="0in" fo:margin-bottom="0in" table:align="left" style:writing-mode="lr-tb"/>
    </style:style>
    <style:style style:name="Table8.A" style:family="table-column">
      <style:table-column-properties style:column-width="3.1757in"/>
    </style:style>
    <style:style style:name="Table8.B" style:family="table-column">
      <style:table-column-properties style:column-width="1.5444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21" style:family="table-row">
      <style:table-row-properties fo:keep-together="always"/>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1" style:list-style-name="">
      <style:paragraph-properties fo:margin-left="0in" fo:margin-right="0in" fo:text-indent="0in" style:auto-text-indent="false">
        <style:tab-stops/>
      </style:paragraph-properties>
    </style:style>
    <style:style style:name="P2"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5" style:family="paragraph" style:parent-style-name="Standard">
      <style:paragraph-properties fo:margin-left="0in" fo:margin-right="0in" fo:text-indent="0in" style:auto-text-indent="false"/>
      <style:text-properties style:use-window-font-color="true" style:font-name="Times New Roman"/>
    </style:style>
    <style:style style:name="P6"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7"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8" style:family="paragraph" style:parent-style-name="Standard">
      <style:paragraph-properties fo:margin-left="0in" fo:margin-right="0in" fo:text-indent="0in" style:auto-text-indent="false"/>
      <style:text-properties style:use-window-font-color="true" style:font-name="Times New Roman" fo:font-size="10pt" fo:font-style="italic" style:font-size-asian="10pt" style:font-style-asian="italic"/>
    </style:style>
    <style:style style:name="P9" style:family="paragraph" style:parent-style-name="Standard">
      <style:paragraph-properties fo:margin-left="0in" fo:margin-right="0in" fo:text-indent="0in" style:auto-text-indent="false"/>
      <style:text-properties style:use-window-font-color="true" style:font-name="Times New Roman" fo:font-size="8pt" fo:font-weight="bold" style:font-size-asian="8pt" style:font-weight-asian="bold"/>
    </style:style>
    <style:style style:name="P10" style:family="paragraph" style:parent-style-name="Standard">
      <style:paragraph-properties fo:margin-left="0in" fo:margin-right="0in" fo:text-align="center" style:justify-single-word="false" fo:text-indent="0in" style:auto-text-indent="false"/>
      <style:text-properties style:use-window-font-color="true" style:font-name="Times New Roman" fo:font-size="9pt" fo:font-weight="bold" style:font-size-asian="9pt" style:font-weight-asian="bold"/>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center" style:justify-single-word="false" fo:text-indent="0in" style:auto-text-indent="false">
        <style:tab-stops/>
      </style:paragraph-properties>
    </style:style>
    <style:style style:name="P14" style:family="paragraph" style:parent-style-name="Standard">
      <style:paragraph-properties fo:margin-left="0in" fo:margin-right="0in" fo:text-align="center" style:justify-single-word="false" fo:orphans="2" fo:widows="2" fo:text-indent="0in" style:auto-text-indent="false"/>
    </style:style>
    <style:style style:name="P15"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6" style:family="paragraph" style:parent-style-name="Standard">
      <style:paragraph-properties fo:margin-left="0in" fo:margin-right="0in" fo:orphans="2" fo:widows="2" fo:text-indent="0in" style:auto-text-indent="false"/>
    </style:style>
    <style:style style:name="P17" style:family="paragraph" style:parent-style-name="Standard">
      <style:paragraph-properties fo:margin-left="0in" fo:margin-right="0in" fo:orphans="2" fo:widows="2" fo:text-indent="0in" style:auto-text-indent="false">
        <style:tab-stops/>
      </style:paragraph-properties>
    </style:style>
    <style:style style:name="P18" style:family="paragraph" style:parent-style-name="Standard">
      <style:paragraph-properties fo:margin-left="0in" fo:margin-right="0in" fo:orphans="2" fo:widows="2" fo:text-indent="0in" style:auto-text-indent="false"/>
      <style:text-properties style:font-name="Times New Roman" fo:font-size="10pt" fo:font-weight="bold" style:font-size-asian="10pt" style:font-weight-asian="bold"/>
    </style:style>
    <style:style style:name="P19" style:family="paragraph" style:parent-style-name="Standard">
      <style:paragraph-properties fo:margin-left="0in" fo:margin-right="0in" fo:text-align="start" style:justify-single-word="false" fo:text-indent="0in" style:auto-text-indent="false">
        <style:tab-stops/>
      </style:paragraph-properties>
    </style:style>
    <style:style style:name="P20" style:family="paragraph" style:parent-style-name="Standard">
      <style:paragraph-properties fo:margin-left="0in" fo:margin-right="0in" fo:text-indent="0.1252in" style:auto-text-indent="false"/>
    </style:style>
    <style:style style:name="P21" style:family="paragraph" style:parent-style-name="Heading_20_3" style:list-style-name="">
      <style:paragraph-properties fo:margin-left="0in" fo:margin-right="0in" fo:text-indent="0in" style:auto-text-indent="false">
        <style:tab-stops/>
      </style:paragraph-properties>
    </style:style>
    <style:style style:name="P22" style:family="paragraph" style:parent-style-name="Heading_20_2" style:list-style-name="">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align="center" style:justify-single-word="false" fo:text-indent="0in" style:auto-text-indent="false">
        <style:tab-stops/>
      </style:paragraph-properties>
    </style:style>
    <style:style style:name="P24" style:family="paragraph" style:parent-style-name="Heading_20_2" style:list-style-name="">
      <style:paragraph-properties fo:margin-left="0in" fo:margin-right="0in" fo:text-align="center" style:justify-single-word="false" fo:text-indent="0in" style:auto-text-indent="false">
        <style:tab-stops/>
      </style:paragraph-properties>
    </style:style>
    <style:style style:name="P25" style:family="paragraph" style:parent-style-name="Heading_20_2" style:list-style-name="">
      <style:paragraph-properties fo:margin-left="0in" fo:margin-right="0in" fo:text-indent="0in" style:auto-text-indent="false">
        <style:tab-stops/>
      </style:paragraph-properties>
      <style:text-properties style:font-name="Times New Roman" fo:font-size="9pt" fo:font-weight="normal" style:font-size-asian="9pt" style:font-weight-asian="normal"/>
    </style:style>
    <style:style style:name="P26" style:family="paragraph" style:parent-style-name="Heading_20_2" style:list-style-name="">
      <style:paragraph-properties fo:margin-left="0in" fo:margin-right="0in" fo:text-align="center" style:justify-single-word="false" fo:text-indent="0in" style:auto-text-indent="false">
        <style:tab-stops/>
      </style:paragraph-properties>
      <style:text-properties style:font-name="Times New Roman" fo:font-size="9pt" fo:font-weight="normal" style:font-size-asian="9pt" style:font-weight-asian="normal"/>
    </style:style>
    <style:style style:name="P27" style:family="paragraph" style:parent-style-name="Preformatted" style:master-page-name="Standard">
      <style:paragraph-properties fo:margin-left="0in" fo:margin-right="0in" fo:orphans="2" fo:widows="2" fo:text-indent="0in" style:auto-text-indent="false" style:page-number="auto"/>
    </style:style>
    <style:style style:name="P28" style:family="paragraph" style:parent-style-name="Heading_20_7">
      <style:paragraph-properties fo:margin-left="0in" fo:margin-right="0in" fo:text-indent="0in" style:auto-text-indent="false">
        <style:tab-stops/>
      </style:paragraph-properties>
    </style:style>
    <style:style style:name="P29" style:family="paragraph" style:parent-style-name="Heading_20_6" style:list-style-name="">
      <style:paragraph-properties fo:margin-left="0in" fo:margin-right="0in" fo:text-indent="0in" style:auto-text-indent="false">
        <style:tab-stops/>
      </style:paragraph-properties>
    </style:style>
    <style:style style:name="P30" style:family="paragraph" style:parent-style-name="Heading_20_6" style:list-style-name="">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fo:font-size="10pt" style:font-size-asian="10pt"/>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fo:font-style="italic" style:font-size-asian="10pt" style:font-style-asian="italic"/>
    </style:style>
    <style:style style:name="T7" style:family="text">
      <style:text-properties style:use-window-font-color="true" style:font-name="Times New Roman"/>
    </style:style>
    <style:style style:name="T8" style:family="text">
      <style:text-properties style:use-window-font-color="true" style:text-position="super 58%" style:font-name="Times New Roman" fo:font-size="10pt" fo:font-weight="bold" style:font-size-asian="10pt" style:font-weight-asian="bold"/>
    </style:style>
    <style:style style:name="T9" style:family="text">
      <style:text-properties fo:font-weight="normal" style:font-weight-asian="normal"/>
    </style:style>
    <style:style style:name="T10"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This material is Open Game Content, and is licensed for public use under the terms of the Open Game License v1.0a.</text:span></text:p>
      <text:p text:style-name="P3"><text:span text:style-name="T3">FEATS</text:span></text:p>
      <text:p text:style-name="P4"/>
      <text:p text:style-name="P3"><text:span text:style-name="T3">PREREQUISITES</text:span></text:p>
      <text:p text:style-name="P3"><text:span text:style-name="T4">Some feats have prerequisites. Your character must have the indicated ability score, class feature, feat, skill, base attack bonus, or other quality designated in order to select or use that feat. A character can gain a feat at the same level at which he or she gains the prerequisite.</text:span></text:p>
      <text:p text:style-name="P3"><text:span text:style-name="T4">A character can’t use a feat if he or she has lost a prerequisite.</text:span></text:p>
      <text:p text:style-name="P4"/>
      <text:p text:style-name="P3"><text:span text:style-name="T3">TYPES OF FEATS</text:span></text:p>
      <text:p text:style-name="P3"><text:span text:style-name="T4">Some feats are general, meaning that no special rules govern them as a group. Others are item creation feats, which allow spellcasters to create magic items of all sorts. A metamagic feat lets a spellcaster prepare and cast a spell with greater effect, albeit as if the spell were a higher spell level than it actually is.</text:span></text:p>
      <text:p text:style-name="P5"/>
      <text:p text:style-name="P3"><text:span text:style-name="T7">FIGHTER BONUS FEATS</text:span></text:p>
      <text:p text:style-name="P3"><text:span text:style-name="T4">Any feat designated as a fighter feat can be selected as a fighter’s bonus feat. This designation does not restrict characters of other classes from selecting these feats, assuming that they meet any prerequisites.</text:span></text:p>
      <text:p text:style-name="P5"/>
      <text:p text:style-name="P3"><text:span text:style-name="T7">ITEM CREATION FEATS</text:span></text:p>
      <text:p text:style-name="P3"><text:span text:style-name="T4">An item creation feat lets a spellcaster create a magic item of a certain type. Regardless of the type of items they involve, the various item creation feats all have certain features in common.</text:span></text:p>
      <text:p text:style-name="P3"><text:span text:style-name="T5">XP Cost:</text:span><text:span text:style-name="T4"> Experience that the spellcaster would normally keep is expended when making a magic item. The XP cost equals 1/25 of the cost of the item in gold pieces. A character cannot spend so much XP on an item that he or she loses a level. However, upon gaining enough XP to attain a new level, he or she can immediately expend XP on creating an item rather than keeping the XP to advance a level.</text:span></text:p>
      <text:p text:style-name="P3"><text:span text:style-name="T5">Raw Materials Cost:</text:span><text:span text:style-name="T4"> The cost of creating a magic item equals one-half the sale cost of the item.</text:span></text:p>
      <text:p text:style-name="P3"><text:span text:style-name="T4">Using an item creation feat also requires access to a laboratory or magical workshop, special tools, and so on. A character generally has access to what he or she needs unless unusual circumstances apply.</text:span></text:p>
      <text:p text:style-name="P3"><text:span text:style-name="T5">Time:</text:span><text:span text:style-name="T4"> The time to create a magic item depends on the feat and the cost of the item. The minimum time is one day.</text:span></text:p>
      <text:p text:style-name="P3"><text:span text:style-name="T5">Item Cost:</text:span><text:span text:style-name="T4"> Brew Potion, Craft Wand, and Scribe Scroll create items that directly reproduce spell effects, and the power of these items depends on their caster level—that is, a spell from such an item has the power it would have if cast by a spellcaster of that level. The price of these items (and thus the XP cost and the cost of the raw materials) also depends on the caster level. The caster level must be high enough that the spellcaster creating the item can cast the spell at that level. To find the final price in each case, multiply the caster level by the spell level, then multiply the result by a constant, as shown below:</text:span></text:p>
      <text:p text:style-name="P3"><text:span text:style-name="T6">Scrolls: </text:span><text:span text:style-name="T4">Base price = spell level x caster level x 25 gp.</text:span></text:p>
      <text:p text:style-name="P3"><text:span text:style-name="T6">Potions: </text:span><text:span text:style-name="T4">Base price = spell level x caster level x 50 gp.</text:span></text:p>
      <text:p text:style-name="P3"><text:span text:style-name="T6">Wands: </text:span><text:span text:style-name="T4">Base price = spell level x caster level x 750 gp.</text:span></text:p>
      <text:p text:style-name="P3"><text:soft-page-break/><text:span text:style-name="T4">A 0-level spell is considered to have a spell level of 1/2 for the purpose of this calculation.</text:span></text:p>
      <text:p text:style-name="P3"><text:span text:style-name="T5">Extra Costs: </text:span><text:span text:style-name="T4">Any potion, scroll, or wand that stores a spell with a costly material component or an XP cost also carries a commensurate cost. For potions and scrolls, the creator must expend the material component or pay the XP cost when creating the item.</text:span></text:p>
      <text:p text:style-name="P3"><text:span text:style-name="T4">For a wand, the creator must expend fifty copies of the material component or pay fifty times the XP cost.</text:span></text:p>
      <text:p text:style-name="P3"><text:span text:style-name="T4">Some magic items similarly incur extra costs in material components or XP, as noted in their descriptions.</text:span></text:p>
      <text:p text:style-name="P6"/>
      <text:p text:style-name="P3"><text:span text:style-name="T7">METAMAGIC FEATS</text:span></text:p>
      <text:p text:style-name="P3"><text:span text:style-name="T4">As a spellcaster’s knowledge of magic grows, she can learn to cast spells in ways slightly different from the ways in which the spells were originally designed or learned. Preparing and casting a spell in such a way is harder than normal but, thanks to metamagic feats, at least it is possible. <text:s/>Spells modified by a metamagic feat use a spell slot higher than normal. This does not change the level of the spell, so the DC for saving throws against it does not go up.</text:span></text:p>
      <text:p text:style-name="P3"><text:span text:style-name="T5">Wizards and Divine Spellcasters:</text:span><text:span text:style-name="T4"> Wizards and divine spellcasters must prepare their spells in advance. During preparation, the character chooses which spells to prepare with metamagic feats (and thus which ones take up higher-level spell slots than normal).</text:span></text:p>
      <text:p text:style-name="P3"><text:span text:style-name="T5">Sorcerers and Bards:</text:span><text:span text:style-name="T4"> Sorcerers and bards choose spells as they cast them. They can choose when they cast their spells whether to apply their metamagic feats to improve them. As with other spellcasters, the improved spell uses up a higher-level spell slot. But because the sorcerer or bard has not prepared the spell in a metamagic form in advance, he must apply the metamagic feat on the spot. Therefore, such a character must also take more time to cast a metamagic spell (one enhanced by a metamagic feat) than he does to cast a regular spell. If the spell’s normal casting time is 1 action, casting a metamagic version is a full-round action for a sorcerer or bard. (This isn’t the same as a 1-round casting time.)</text:span></text:p>
      <text:p text:style-name="P3"><text:span text:style-name="T4">For a spell with a longer casting time, it takes an extra full-round action to cast the spell.</text:span></text:p>
      <text:p text:style-name="P3"><text:span text:style-name="T5">Spontaneous Casting and Metamagic Feats: </text:span><text:span text:style-name="T4">A cleric spontaneously casting a </text:span><text:span text:style-name="T6">cure </text:span><text:span text:style-name="T4">or </text:span><text:span text:style-name="T6">inflict </text:span><text:span text:style-name="T4">spell can cast a metamagic version of it instead. Extra time is also required in this case. Casting a 1-action metamagic spell spontaneously is a full-round action, and a spell with a longer casting time takes an extra full-round action to cast.</text:span></text:p>
      <text:p text:style-name="P3"><text:span text:style-name="T5">Effects of Metamagic Feats on a Spell:</text:span><text:span text:style-name="T4"> In all ways, a metamagic spell operates at its original spell level, even though it is prepared and cast as a higher-level spell. Saving throw modifications are not changed unless stated otherwise in the feat description.</text:span></text:p>
      <text:p text:style-name="P3"><text:span text:style-name="T4">The modifications made by these feats only apply to spells cast directly by the feat user. A spellcaster can’t use a metamagic feat to alter a spell being cast from a wand, scroll, or other device.</text:span></text:p>
      <text:p text:style-name="P3"><text:span text:style-name="T4">Metamagic feats that eliminate components of a spell don’t eliminate the attack of opportunity provoked by casting a spell while threatened. However, casting a spell modified by Quicken Spell does not provoke an attack of opportunity.</text:span></text:p>
      <text:p text:style-name="P3"><text:span text:style-name="T4">Metamagic feats cannot be used with all spells. See the specific feat descriptions for the spells that a particular feat can’t modify.</text:span></text:p>
      <text:p text:style-name="P6"/>
      <text:p text:style-name="P3"><text:span text:style-name="T5">Multiple Metamagic Feats on a Spell:</text:span><text:span text:style-name="T4"> A spellcaster can apply multiple metamagic feats to a single spell. Changes to its level are cumulative. You can’t apply the same metamagic feat more than once to a single spell.</text:span></text:p>
      <text:p text:style-name="P6"/>
      <text:p text:style-name="P3"><text:span text:style-name="T5">Magic Items and Metamagic Spells:</text:span><text:span text:style-name="T4"> With the right item creation feat, you can store a metamagic version of a spell in a scroll, potion, or wand. Level limits for potions and wands apply to the spell’s higher spell level (after the application of the metamagic feat). A character doesn’t need the metamagic feat to activate an item storing a metamagic version of a spell.</text:span></text:p>
      <text:p text:style-name="P3"><text:span text:style-name="T5">Counterspelling Metamagic Spells:</text:span><text:span text:style-name="T4"> Whether or not a spell has been enhanced by a metamagic feat does not affect its vulnerability to counterspelling or its ability to counterspell another spell.</text:span></text:p>
      <text:p text:style-name="P4"/>
      <text:p text:style-name="P3"><text:span text:style-name="T3">FEAT DESCRIPTIONS</text:span></text:p>
      <text:p text:style-name="P3"><text:span text:style-name="T4">Here is the format for feat descriptions.</text:span></text:p>
      <text:p text:style-name="P5"/>
      <text:p text:style-name="P3"><text:soft-page-break/><text:span text:style-name="T7">FEAT NAME </text:span><text:span text:style-name="T4">[TYPE OF FEAT]</text:span></text:p>
      <text:p text:style-name="P3"><text:span text:style-name="T5">Prerequisite:</text:span><text:span text:style-name="T4"> A minimum ability score, another feat or feats, a minimum base attack bonus, a minimum number of ranks in one or more skills, or a class level that a character must have in order to acquire this feat. This entry is absent if a feat has no prerequisite. A feat may have more than one prerequisite.</text:span></text:p>
      <text:p text:style-name="P3"><text:span text:style-name="T5">Benefit:</text:span><text:span text:style-name="T4"> What the feat enables the character (“you” in the feat description) to do. If a character has the same feat more than once, its benefits do not stack unless indicated otherwise in the description.</text:span></text:p>
      <text:p text:style-name="P3"><text:span text:style-name="T4">In general, having a feat twice is the same as having it once.</text:span></text:p>
      <text:p text:style-name="P3"><text:span text:style-name="T5">Normal:</text:span><text:span text:style-name="T4"> What a character who does not have this feat is limited to or restricted from doing. If not having the feat causes no particular drawback, this entry is absent.</text:span></text:p>
      <text:p text:style-name="P3"><text:span text:style-name="T5">Special: </text:span><text:span text:style-name="T4">Additional facts about the feat that may be helpful when you decide whether to acquire the feat.</text:span></text:p>
      <text:p text:style-name="P5"/>
      <text:p text:style-name="P5"/>
      <text:p text:style-name="P3"><text:span text:style-name="T7">ACROBATIC </text:span><text:span text:style-name="T4">[GENERAL]</text:span></text:p>
      <text:p text:style-name="P3"><text:span text:style-name="T5">Benefit:</text:span><text:span text:style-name="T4"> You get a +2 bonus on all Jump checks and Tumble checks.</text:span></text:p>
      <text:p text:style-name="P5"/>
      <text:p text:style-name="P3"><text:span text:style-name="T7">AGILE </text:span><text:span text:style-name="T4">[GENERAL]</text:span></text:p>
      <text:p text:style-name="P3"><text:span text:style-name="T5">Benefit:</text:span><text:span text:style-name="T4"> You get a +2 bonus on all Balance checks and Escape Artist checks.</text:span></text:p>
      <text:p text:style-name="P5"/>
      <text:p text:style-name="P3"><text:span text:style-name="T7">ALERTNESS </text:span><text:span text:style-name="T4">[GENERAL]</text:span></text:p>
      <text:p text:style-name="P3"><text:span text:style-name="T5">Benefit:</text:span><text:span text:style-name="T4"> You get a +2 bonus on all Listen checks and Spot checks.</text:span></text:p>
      <text:p text:style-name="P3"><text:span text:style-name="T5">Special: </text:span><text:span text:style-name="T4">The master of a familiar gains the benefit of the Alertness feat whenever the familiar is within arm’s reach.</text:span></text:p>
      <text:p text:style-name="P5"/>
      <text:p text:style-name="P3"><text:span text:style-name="T7">ANIMAL AFFINITY </text:span><text:span text:style-name="T4">[GENERAL]</text:span></text:p>
      <text:p text:style-name="P3"><text:span text:style-name="T5">Benefit:</text:span><text:span text:style-name="T4"> You get a +2 bonus on all Handle Animal checks and Ride checks.</text:span></text:p>
      <text:p text:style-name="P5"/>
      <text:p text:style-name="P3"><text:span text:style-name="T7">ARMOR PROFICIENCY (HEAVY) </text:span><text:span text:style-name="T4">[GENERAL]</text:span></text:p>
      <text:p text:style-name="P3"><text:span text:style-name="T5">Prerequisites:</text:span><text:span text:style-name="T4"> Armor Proficiency (light), Armor Proficiency (medium).</text:span></text:p>
      <text:p text:style-name="P3"><text:span text:style-name="T5">Benefit:</text:span><text:span text:style-name="T4"> See Armor Proficiency (light).</text:span></text:p>
      <text:p text:style-name="P3"><text:soft-page-break/><text:span text:style-name="T5">Normal:</text:span><text:span text:style-name="T4"> See Armor Proficiency (light).</text:span></text:p>
      <text:p text:style-name="P3"><text:span text:style-name="T5">Special:</text:span><text:span text:style-name="T4"> Fighters, paladins, and clerics automatically have Armor Proficiency (heavy) as a bonus feat. They need not select it.</text:span></text:p>
      <text:p text:style-name="P5"/>
      <text:p text:style-name="P3"><text:span text:style-name="T7">ARMOR PROFICIENCY (LIGHT) </text:span><text:span text:style-name="T4">[GENERAL]</text:span></text:p>
      <text:p text:style-name="P3"><text:span text:style-name="T5">Benefit:</text:span><text:span text:style-name="T4"> When you wear a type of armor with which you are proficient, the armor check penalty for that armor applies only to Balance, Climb, Escape Artist, Hide, Jump, Move Silently, Sleight of Hand, and Tumble checks.</text:span></text:p>
      <text:p text:style-name="P3"><text:span text:style-name="T5">Normal:</text:span><text:span text:style-name="T4"> A character who is wearing armor with which she is not proficient applies its armor check penalty to attack rolls and to all skill checks that involve moving, including Ride.</text:span></text:p>
      <text:p text:style-name="P3"><text:span text:style-name="T5">Special:</text:span><text:span text:style-name="T4"> All characters except wizards, sorcerers, and monks automatically have Armor Proficiency (light) as a bonus feat. They need not select it.</text:span></text:p>
      <text:p text:style-name="P5"/>
      <text:p text:style-name="P3"><text:span text:style-name="T7">ARMOR PROFICIENCY (MEDIUM) </text:span><text:span text:style-name="T4">[GENERAL]</text:span></text:p>
      <text:p text:style-name="P3"><text:span text:style-name="T5">Prerequisite:</text:span><text:span text:style-name="T4"> Armor Proficiency (light).</text:span></text:p>
      <text:p text:style-name="P3"><text:span text:style-name="T5">Benefit:</text:span><text:span text:style-name="T4"> See Armor Proficiency (light).</text:span></text:p>
      <text:p text:style-name="P3"><text:span text:style-name="T5">Normal:</text:span><text:span text:style-name="T4"> See Armor Proficiency (light).</text:span></text:p>
      <text:p text:style-name="P3"><text:span text:style-name="T5">Special:</text:span><text:span text:style-name="T4"> Fighters, barbarians, paladins, clerics, druids, and bards automatically have Armor Proficiency (medium) as a bonus feat. They need not select it.</text:span></text:p>
      <text:p text:style-name="P5"/>
      <text:p text:style-name="P3"><text:span text:style-name="T7">ATHLETIC </text:span><text:span text:style-name="T4">[GENERAL]</text:span></text:p>
      <text:p text:style-name="P3"><text:span text:style-name="T5">Benefit:</text:span><text:span text:style-name="T4"> You get a +2 bonus on all Climb checks and Swim checks.</text:span></text:p>
      <text:p text:style-name="P5"/>
      <text:p text:style-name="P3"><text:span text:style-name="T7">AUGMENT SUMMONING </text:span><text:span text:style-name="T4">[GENERAL]</text:span></text:p>
      <text:p text:style-name="P3"><text:span text:style-name="T5">Prerequisite:</text:span><text:span text:style-name="T4"> Spell Focus (conjuration).</text:span></text:p>
      <text:p text:style-name="P3"><text:span text:style-name="T5">Benefit:</text:span><text:span text:style-name="T4"> Each creature you conjure with any </text:span><text:span text:style-name="T6">summon </text:span><text:span text:style-name="T4">spell gains a +4 enhancement bonus to Strength and Constitution for the duration of the spell that summoned it.</text:span></text:p>
      <text:p text:style-name="P5"/>
      <text:p text:style-name="P3"><text:span text:style-name="T7">BLIND-FIGHT </text:span><text:span text:style-name="T4">[GENERAL]</text:span></text:p>
      <text:p text:style-name="P3"><text:span text:style-name="T5">Benefit:</text:span><text:span text:style-name="T4"> In melee, every time you miss because of concealment, you can reroll your miss chance percentile roll one time to see if you actually hit.</text:span></text:p>
      <text:p text:style-name="P3"><text:span text:style-name="T4">An invisible attacker gets no advantages related to hitting you in melee. That is, you don’t lose your Dexterity bonus to Armor Class, and the attacker doesn’t get the usual +2 bonus for being invisible. The invisible attacker’s bonuses do still apply for ranged attacks, however.</text:span></text:p>
      <text:p text:style-name="P3"><text:soft-page-break/><text:span text:style-name="T4">You take only half the usual penalty to speed for being unable to see. Darkness and poor visibility in general reduces your speed to three-quarters normal, instead of one-half.</text:span></text:p>
      <text:p text:style-name="P3"><text:span text:style-name="T5">Normal:</text:span><text:span text:style-name="T4"> Regular attack roll modifiers for invisible attackers trying to hit you apply, and you lose your Dexterity bonus to AC. The speed reduction for darkness and poor visibility also applies.</text:span></text:p>
      <text:p text:style-name="P3"><text:span text:style-name="T5">Special:</text:span><text:span text:style-name="T4"> The Blind-Fight feat is of no use against a character who is the subject of a </text:span><text:span text:style-name="T6">blink </text:span><text:span text:style-name="T4">spell.</text:span></text:p>
      <text:p text:style-name="P3"><text:span text:style-name="T4">A fighter may select Blind-Fight as one of his fighter bonus feats.</text:span></text:p>
      <text:p text:style-name="P5"/>
      <text:p text:style-name="P3"><text:span text:style-name="T7">BREW POTION </text:span><text:span text:style-name="T4">[ITEM CREATION]</text:span></text:p>
      <text:p text:style-name="P3"><text:span text:style-name="T5">Prerequisite:</text:span><text:span text:style-name="T4"> Caster level 3rd.</text:span></text:p>
      <text:p text:style-name="P3"><text:span text:style-name="T5">Benefit:</text:span><text:span text:style-name="T4"> You can create a potion of any 3rd-level or lower spell that you know and that targets one or more creatures. Brewing a potion takes one day. When you create a potion, you set the caster level, which must be sufficient to cast the spell in question and no higher than your own level. The base price of a potion is its spell level x its caster level x 50 gp. To brew a potion, you must spend 1/25 of this base price in XP and use up raw materials costing one half this base price.</text:span></text:p>
      <text:p text:style-name="P3"><text:span text:style-name="T4">When you create a potion, you make any choices that you would normally make when casting the spell. Whoever drinks the potion is the target of the spell.</text:span></text:p>
      <text:p text:style-name="P3"><text:span text:style-name="T4">Any potion that stores a spell with a costly material component or an XP cost also carries a commensurate cost. In addition to the costs derived from the base price, you must expend the material component or pay the XP when creating the potion.</text:span></text:p>
      <text:p text:style-name="P5"/>
      <text:p text:style-name="P3"><text:span text:style-name="T7">CLEAVE </text:span><text:span text:style-name="T4">[GENERAL]</text:span></text:p>
      <text:p text:style-name="P3"><text:span text:style-name="T5">Prerequisites:</text:span><text:span text:style-name="T4"> Str 13, Power Attack.</text:span></text:p>
      <text:p text:style-name="P3"><text:span text:style-name="T5">Benefit:</text:span><text:span text:style-name="T4"> If you deal a creature enough damage to make it drop (typically by dropping it to below 0 hit points or killing it), you get an immediate, extra melee attack against another creature within reach. You cannot take a 5-foot step before making this extra attack. The extra attack is with the same weapon and at the same bonus as the attack that dropped the previous creature. You can use this ability once per round.</text:span></text:p>
      <text:p text:style-name="P3"><text:span text:style-name="T5">Special:</text:span><text:span text:style-name="T4"> A fighter may select Cleave as one of his fighter bonus feats.</text:span></text:p>
      <text:p text:style-name="P5"/>
      <text:p text:style-name="P3"><text:span text:style-name="T7">COMBAT CASTING </text:span><text:span text:style-name="T4">[GENERAL]</text:span></text:p>
      <text:p text:style-name="P3"><text:span text:style-name="T5">Benefit:</text:span><text:span text:style-name="T4"> You get a +4 bonus on Concentration checks made to cast a spell or use a spell-like ability while on the defensive or while you are grappling or pinned.</text:span></text:p>
      <text:p text:style-name="P5"/>
      <text:p text:style-name="P3"><text:span text:style-name="T7">COMBAT EXPERTISE </text:span><text:span text:style-name="T4">[GENERAL]</text:span></text:p>
      <text:p text:style-name="P3"><text:span text:style-name="T5">Prerequisite:</text:span><text:span text:style-name="T4"> Int 13.</text:span></text:p>
      <text:p text:style-name="P3"><text:span text:style-name="T5">Benefit:</text:span><text:span text:style-name="T4"> When you use the attack action or the full attack action in melee, you can take a penalty of as much as –5 on your attack roll and add the same number (+5 or less) as a dodge bonus to your Armor Class. This number may not exceed your base attack bonus. The changes to attack rolls and Armor Class last until your next action.</text:span></text:p>
      <text:p text:style-name="P3"><text:span text:style-name="T5">Normal:</text:span><text:span text:style-name="T4"> A character without the Combat Expertise feat can fight defensively while using the attack or full attack action to take a –4 penalty on attack rolls and gain a +2 dodge bonus to Armor Class.</text:span></text:p>
      <text:p text:style-name="P3"><text:span text:style-name="T5">Special:</text:span><text:span text:style-name="T4"> A fighter may select Combat Expertise as one of his fighter bonus feats.</text:span></text:p>
      <text:p text:style-name="P5"><text:soft-page-break/></text:p>
      <text:p text:style-name="P3"><text:span text:style-name="T7">COMBAT REFLEXES </text:span><text:span text:style-name="T4">[GENERAL]</text:span></text:p>
      <text:p text:style-name="P3"><text:span text:style-name="T5">Benefit:</text:span><text:span text:style-name="T4"> You may make a number of additional attacks of opportunity equal to your Dexterity bonus.</text:span></text:p>
      <text:p text:style-name="P3"><text:span text:style-name="T4">With this feat, you may also make attacks of opportunity while flat-footed.</text:span></text:p>
      <text:p text:style-name="P3"><text:span text:style-name="T5">Normal:</text:span><text:span text:style-name="T4"> A character without this feat can make only one attack of opportunity per round and can’t make attacks of opportunity while flat-footed.</text:span></text:p>
      <text:p text:style-name="P3"><text:span text:style-name="T5">Special:</text:span><text:span text:style-name="T4"> The Combat Reflexes feat does not allow a rogue to use her opportunist ability more than once per round.</text:span></text:p>
      <text:p text:style-name="P3"><text:span text:style-name="T4">A fighter may select Combat Reflexes as one of his fighter bonus feats.</text:span></text:p>
      <text:p text:style-name="P3"><text:span text:style-name="T4">A monk may select Combat Reflexes as a bonus feat at 2nd level.</text:span></text:p>
      <text:p text:style-name="P5"/>
      <text:p text:style-name="P3"><text:span text:style-name="T7">CRAFT MAGIC ARMS AND ARMOR </text:span><text:span text:style-name="T4">[ITEM CREATION]</text:span></text:p>
      <text:p text:style-name="P3"><text:span text:style-name="T5">Prerequisite:</text:span><text:span text:style-name="T4"> Caster level 5th.</text:span></text:p>
      <text:p text:style-name="P3"><text:span text:style-name="T5">Benefit:</text:span><text:span text:style-name="T4"> You can create any magic weapon, armor, or shield whose prerequisites you meet. Enhancing a weapon, suit of armor, or shield takes one day for each 1,000 gp in the price of its magical features. To enhance a weapon, suit of armor, or shield, you must spend 1/25 of its features’ total price in XP and use up raw materials costing one-half of this total price.</text:span></text:p>
      <text:p text:style-name="P3"><text:span text:style-name="T4">The weapon, armor, or shield to be enhanced must be a masterwork item that you provide. Its cost is not included in the above cost.</text:span></text:p>
      <text:p text:style-name="P3"><text:span text:style-name="T4">You can also mend a broken magic weapon, suit of armor, or shield if it is one that you could make. Doing so costs half the XP, half the raw materials, and half the time it would take to craft that item in the first place.</text:span></text:p>
      <text:p text:style-name="P5"/>
      <text:p text:style-name="P3"><text:span text:style-name="T7">CRAFT ROD </text:span><text:span text:style-name="T4">[ITEM CREATION]</text:span></text:p>
      <text:p text:style-name="P3"><text:span text:style-name="T5">Prerequisite:</text:span><text:span text:style-name="T4"> Caster level 9th.</text:span></text:p>
      <text:p text:style-name="P3"><text:span text:style-name="T5">Benefit:</text:span><text:span text:style-name="T4"> You can create any rod whose prerequisites you meet. Crafting a rod takes one day for each 1,000 gp in its base price. To craft a rod, you must spend 1/25 of its base price in XP and use up raw materials costing one-half of its base price.</text:span></text:p>
      <text:p text:style-name="P3"><text:span text:style-name="T4">Some rods incur extra costs in material components or XP, as noted in their descriptions. These costs are in addition to those derived from the rod’s base price.</text:span></text:p>
      <text:p text:style-name="P5"/>
      <text:p text:style-name="P3"><text:span text:style-name="T7">CRAFT STAFF </text:span><text:span text:style-name="T4">[ITEM CREATION]</text:span></text:p>
      <text:p text:style-name="P3"><text:span text:style-name="T5">Prerequisite:</text:span><text:span text:style-name="T4"> Caster level 12th.</text:span></text:p>
      <text:p text:style-name="P3"><text:span text:style-name="T5">Benefit:</text:span><text:span text:style-name="T4"> You can create any staff whose prerequisites you meet.</text:span></text:p>
      <text:p text:style-name="P3"><text:span text:style-name="T4">Crafting a staff takes one day for each 1,000 gp in its base price. To craft a staff, you must spend 1/25 of its base price in XP and use up raw materials costing one-half of its base price. A newly created staff has 50 charges.</text:span></text:p>
      <text:p text:style-name="P3"><text:soft-page-break/><text:span text:style-name="T4">Some staffs incur extra costs in material components or XP, as noted in their descriptions. These costs are in addition to those derived from the staff ’s base price.</text:span></text:p>
      <text:p text:style-name="P5"/>
      <text:p text:style-name="P3"><text:span text:style-name="T7">CRAFT WAND </text:span><text:span text:style-name="T4">[ITEM CREATION]</text:span></text:p>
      <text:p text:style-name="P3"><text:span text:style-name="T5">Prerequisite:</text:span><text:span text:style-name="T4"> Caster level 5th.</text:span></text:p>
      <text:p text:style-name="P3"><text:span text:style-name="T5">Benefit:</text:span><text:span text:style-name="T4"> You can create a wand of any 4th-level or lower spell that you know. Crafting a wand takes one day for each 1,000 gp in its base price. The base price of a wand is its caster level x the spell level x 750 gp. To craft a wand, you must spend 1/25 of this base price in XP and use up raw materials costing one-half of this base price. A newly created wand has 50 charges.</text:span></text:p>
      <text:p text:style-name="P3"><text:span text:style-name="T4">Any wand that stores a spell with a costly material component or an XP cost also carries a commensurate cost. In addition to the cost derived from the base price, you must expend fifty copies of the material component or pay fifty times the XP cost.</text:span></text:p>
      <text:p text:style-name="P5"/>
      <text:p text:style-name="P3"><text:span text:style-name="T7">CRAFT WONDROUS ITEM </text:span><text:span text:style-name="T4">[ITEM CREATION]</text:span></text:p>
      <text:p text:style-name="P3"><text:span text:style-name="T5">Prerequisite:</text:span><text:span text:style-name="T4"> Caster level 3rd.</text:span></text:p>
      <text:p text:style-name="P3"><text:span text:style-name="T5">Benefit:</text:span><text:span text:style-name="T4"> You can create any wondrous item whose prerequisites you meet. Enchanting a wondrous item takes one day for each 1,000 gp in its price. To enchant a wondrous item, you must spend 1/25 of the item’s price in XP and use up raw materials costing half of this price.</text:span></text:p>
      <text:p text:style-name="P3"><text:span text:style-name="T4">You can also mend a broken wondrous item if it is one that you could make. Doing so costs half the XP, half the raw materials, and half the time it would take to craft that item in the first place.</text:span></text:p>
      <text:p text:style-name="P3"><text:span text:style-name="T4">Some wondrous items incur extra costs in material components or XP, as noted in their descriptions. These costs are in addition to those derived from the item’s base price. You must pay such a cost to create an item or to mend a broken one.</text:span></text:p>
      <text:p text:style-name="P5"/>
      <text:p text:style-name="P3"><text:span text:style-name="T7">DECEITFUL </text:span><text:span text:style-name="T4">[GENERAL]</text:span></text:p>
      <text:p text:style-name="P3"><text:span text:style-name="T5">Benefit:</text:span><text:span text:style-name="T4"> You get a +2 bonus on all Disguise checks and Forgery checks.</text:span></text:p>
      <text:p text:style-name="P5"/>
      <text:p text:style-name="P3"><text:span text:style-name="T7">DEFLECT ARROWS </text:span><text:span text:style-name="T4">[GENERAL]</text:span></text:p>
      <text:p text:style-name="P3"><text:span text:style-name="T5">Prerequisites:</text:span><text:span text:style-name="T4"> Dex 13, Improved Unarmed Strike.</text:span></text:p>
      <text:p text:style-name="P3"><text:span text:style-name="T5">Benefit:</text:span><text:span text:style-name="T4"> You must have at least one hand free (holding nothing) to use this feat. Once per round when you would normally be hit with a ranged weapon, you may deflect it so that you take no damage from it. You must be aware of the attack and not flatfooted.</text:span></text:p>
      <text:p text:style-name="P3"><text:span text:style-name="T4">Attempting to deflect a ranged weapon doesn’t count as an action. Unusually massive ranged weapons and ranged attacks generated by spell effects can’t be deflected.</text:span></text:p>
      <text:p text:style-name="P3"><text:span text:style-name="T5">Special:</text:span><text:span text:style-name="T4"> A monk may select Deflect Arrows as a bonus feat at 2nd level, even if she does not meet the prerequisites.</text:span></text:p>
      <text:p text:style-name="P3"><text:span text:style-name="T4">A fighter may select Deflect Arrows as one of his fighter bonus feats.</text:span></text:p>
      <text:p text:style-name="P5"/>
      <text:p text:style-name="P3"><text:span text:style-name="T7">DEFT HANDS </text:span><text:span text:style-name="T4">[GENERAL]</text:span></text:p>
      <text:p text:style-name="P3"><text:soft-page-break/><text:span text:style-name="T5">Benefit:</text:span><text:span text:style-name="T4"> You get a +2 bonus on all Sleight of Hand checks and Use Rope checks.</text:span></text:p>
      <text:p text:style-name="P5"/>
      <text:p text:style-name="P3"><text:span text:style-name="T7">DIEHARD </text:span><text:span text:style-name="T4">[GENERAL]</text:span></text:p>
      <text:p text:style-name="P3"><text:span text:style-name="T5">Prerequisite:</text:span><text:span text:style-name="T4"> Endurance.</text:span></text:p>
      <text:p text:style-name="P3"><text:span text:style-name="T5">Benefit:</text:span><text:span text:style-name="T4"> When reduced to between –1 and –9 hit points, you automatically become stable. You don’t have to roll d% to see if you lose 1 hit point each round.</text:span></text:p>
      <text:p text:style-name="P3"><text:span text:style-name="T4">When reduced to negative hit points, you may choose to act as if you were disabled, rather than dying. You must make this decision as soon as you are reduced to negative hit points (even if it isn’t your turn). If you do not choose to act as if you were disabled, you immediately fall unconscious.</text:span></text:p>
      <text:p text:style-name="P3"><text:span text:style-name="T4">When using this feat, you can take either a single move or standard action each turn, but not both, and you cannot take a full round action. You can take a move action without further injuring yourself, but if you perform any standard action (or any other action deemed as strenuous, including some free actions, such as casting a quickened spell) you take 1 point of damage after completing the act. If you reach –10 hit points, you immediately die.</text:span></text:p>
      <text:p text:style-name="P3"><text:span text:style-name="T5">Normal:</text:span><text:span text:style-name="T4"> A character without this feat who is reduced to between –1 and –9 hit points is unconscious and dying.</text:span></text:p>
      <text:p text:style-name="P5"/>
      <text:p text:style-name="P3"><text:span text:style-name="T7">DILIGENT </text:span><text:span text:style-name="T4">[GENERAL]</text:span></text:p>
      <text:p text:style-name="P3"><text:span text:style-name="T5">Benefit:</text:span><text:span text:style-name="T4"> You get a +2 bonus on all Appraise checks and Decipher Script checks.</text:span></text:p>
      <text:p text:style-name="P5"/>
      <text:p text:style-name="P3"><text:span text:style-name="T7">DODGE </text:span><text:span text:style-name="T4">[GENERAL]</text:span></text:p>
      <text:p text:style-name="P3"><text:span text:style-name="T5">Prerequisite:</text:span><text:span text:style-name="T4"> Dex 13.</text:span></text:p>
      <text:p text:style-name="P3"><text:span text:style-name="T5">Benefit:</text:span><text:span text:style-name="T4"> During your action, you designate an opponent and receive a +1 dodge bonus to Armor Class against attacks from that opponent. You can select a new opponent on any action.</text:span></text:p>
      <text:p text:style-name="P3"><text:span text:style-name="T4">A condition that makes you lose your Dexterity bonus to Armor Class (if any) also makes you lose dodge bonuses. Also, dodge bonuses stack with each other, unlike most other types of bonuses.</text:span></text:p>
      <text:p text:style-name="P3"><text:span text:style-name="T5">Special:</text:span><text:span text:style-name="T4"> A fighter may select Dodge as one of his fighter bonus feats.</text:span></text:p>
      <text:p text:style-name="P5"/>
      <text:p text:style-name="P3"><text:span text:style-name="T7">EMPOWER SPELL </text:span><text:span text:style-name="T4">[METAMAGIC]</text:span></text:p>
      <text:p text:style-name="P3"><text:span text:style-name="T5">Benefit:</text:span><text:span text:style-name="T4"> All variable, numeric effects of an empowered spell are increased by one-half.</text:span></text:p>
      <text:p text:style-name="P3"><text:span text:style-name="T4">Saving throws and opposed rolls are not affected, nor are spells without random variables. An empowered spell uses up a spell slot two levels higher than the spell’s actual level.</text:span></text:p>
      <text:p text:style-name="P5"/>
      <text:p text:style-name="P3"><text:span text:style-name="T7">ENDURANCE </text:span><text:span text:style-name="T4">[GENERAL]</text:span></text:p>
      <text:p text:style-name="P3"><text:span text:style-name="T5">Benefit:</text:span><text:span text:style-name="T4"> You gain a +4 bonus on the following checks and saves: Swim checks made to resist nonlethal damage, Constitution checks made to continue running, Constitution checks made to avoid nonlethal damage from a forced march, Constitution checks made to hold your breath, Constitution checks made to avoid nonlethal damage from starvation or thirst, Fortitude saves made to avoid nonlethal damage from hot or cold environments, and Fortitude saves made to resist damage from suffocation. Also, you may sleep in light or medium armor without becoming fatigued.</text:span></text:p>
      <text:p text:style-name="P3"><text:soft-page-break/><text:span text:style-name="T5">Normal:</text:span><text:span text:style-name="T4"> A character without this feat who sleeps in medium or heavier armor is automatically fatigued the next day.</text:span></text:p>
      <text:p text:style-name="P3"><text:span text:style-name="T5">Special:</text:span><text:span text:style-name="T4"> A ranger automatically gains Endurance as a bonus feat at 3rd level. He need not select it.</text:span></text:p>
      <text:p text:style-name="P5"/>
      <text:p text:style-name="P3"><text:span text:style-name="T7">ENLARGE SPELL </text:span><text:span text:style-name="T4">[METAMAGIC]</text:span></text:p>
      <text:p text:style-name="P3"><text:span text:style-name="T5">Benefit:</text:span><text:span text:style-name="T4"> You can alter a spell with a range of close, medium, or long to increase its range by 100%. An enlarged spell with a range of close now has a range of 50 ft. + 5 ft./level, while medium-range spells have a range of 200 ft. + 20 ft./level and long-range spells have a range of 800 ft. + 80 ft./level. An enlarged spell uses up a spell slot one level higher than the spell’s actual level.</text:span></text:p>
      <text:p text:style-name="P3"><text:span text:style-name="T4">Spells whose ranges are not defined by distance, as well as spells whose ranges are not close, medium, or long, do not have increased ranges.</text:span></text:p>
      <text:p text:style-name="P5"/>
      <text:p text:style-name="P3"><text:span text:style-name="T7">ESCHEW MATERIALS </text:span><text:span text:style-name="T4">[GENERAL]</text:span></text:p>
      <text:p text:style-name="P3"><text:span text:style-name="T5">Benefit:</text:span><text:span text:style-name="T4"> You can cast any spell that has a material component costing 1 gp or less without needing that component. (The casting of the spell still provokes attacks of opportunity as normal.) If the spell requires a material component that costs more than 1 gp, you must have the material component at hand to cast the spell, just as normal.</text:span></text:p>
      <text:p text:style-name="P5"/>
      <text:p text:style-name="P3"><text:span text:style-name="T7">EXOTIC WEAPON PROFICIENCY </text:span><text:span text:style-name="T4">[GENERAL]</text:span></text:p>
      <text:p text:style-name="P3"><text:span text:style-name="T4">Choose a type of exotic weapon. You understand how to use that type of exotic weapon in combat.</text:span></text:p>
      <text:p text:style-name="P3"><text:span text:style-name="T5">Prerequisite:</text:span><text:span text:style-name="T4"> Base attack bonus +1 (plus Str 13 for bastard sword or dwarven waraxe).</text:span></text:p>
      <text:p text:style-name="P3"><text:span text:style-name="T5">Benefit:</text:span><text:span text:style-name="T4"> You make attack rolls with the weapon normally.</text:span></text:p>
      <text:p text:style-name="P3"><text:span text:style-name="T5">Normal:</text:span><text:span text:style-name="T4"> A character who uses a weapon with which he or she is not proficient takes a –4 penalty on attack rolls.</text:span></text:p>
      <text:p text:style-name="P3"><text:span text:style-name="T5">Special:</text:span><text:span text:style-name="T4"> You can gain Exotic Weapon Proficiency multiple times. Each time you take the feat, it applies to a new type of exotic weapon. Proficiency with the bastard sword or the dwarven waraxe has an additional prerequisite of Str 13.</text:span></text:p>
      <text:p text:style-name="P3"><text:span text:style-name="T4">A fighter may select Exotic Weapon Proficiency as one of his fighter bonus feats.</text:span></text:p>
      <text:p text:style-name="P5"/>
      <text:p text:style-name="P3"><text:span text:style-name="T7">EXTEND SPELL </text:span><text:span text:style-name="T4">[METAMAGIC]</text:span></text:p>
      <text:p text:style-name="P3"><text:span text:style-name="T5">Benefit:</text:span><text:span text:style-name="T4"> An extended spell lasts twice as long as normal. A spell with a duration of concentration, instantaneous, or permanent is not affected by this feat. An extended spell uses up a spell slot one level higher than the spell’s actual level.</text:span></text:p>
      <text:p text:style-name="P5"/>
      <text:p text:style-name="P3"><text:span text:style-name="T7">EXTRA TURNING </text:span><text:span text:style-name="T4">[GENERAL]</text:span></text:p>
      <text:p text:style-name="P3"><text:span text:style-name="T5">Prerequisite:</text:span><text:span text:style-name="T4"> Ability to turn or rebuke creatures.</text:span></text:p>
      <text:p text:style-name="P3"><text:span text:style-name="T5">Benefit:</text:span><text:span text:style-name="T4"> Each time you take this feat, you can use your ability to turn or rebuke creatures four more times per day than normal.</text:span></text:p>
      <text:p text:style-name="P3"><text:soft-page-break/><text:span text:style-name="T4">If you have the ability to turn or rebuke more than one kind of creature each of your turning or rebuking abilities gains four additional uses per day.</text:span></text:p>
      <text:p text:style-name="P3"><text:span text:style-name="T5">Normal:</text:span><text:span text:style-name="T4"> Without this feat, a character can typically turn or rebuke undead (or other creatures) a number of times per day equal to 3 + his or her Charisma modifier.</text:span></text:p>
      <text:p text:style-name="P3"><text:span text:style-name="T5">Special:</text:span><text:span text:style-name="T4"> You can gain Extra Turning multiple times. Its effects stack. Each time you take the feat, you can use each of your turning or rebuking abilities four additional times per day.</text:span></text:p>
      <text:p text:style-name="P5"/>
      <text:p text:style-name="P3"><text:span text:style-name="T7">FAR SHOT </text:span><text:span text:style-name="T4">[GENERAL]</text:span></text:p>
      <text:p text:style-name="P3"><text:span text:style-name="T5">Prerequisite:</text:span><text:span text:style-name="T4"> Point Blank Shot.</text:span></text:p>
      <text:p text:style-name="P3"><text:span text:style-name="T5">Benefit:</text:span><text:span text:style-name="T4"> When you use a projectile weapon, such as a bow, its range increment increases by one-half (multiply by 1-1/2). When you use a thrown weapon, its range increment is doubled.</text:span></text:p>
      <text:p text:style-name="P3"><text:span text:style-name="T5">Special:</text:span><text:span text:style-name="T4"> A fighter may select Far Shot as one of his fighter bonus feats.</text:span></text:p>
      <text:p text:style-name="P5"/>
      <text:p text:style-name="P3"><text:span text:style-name="T7">FORGE RING </text:span><text:span text:style-name="T4">[ITEM CREATION]</text:span></text:p>
      <text:p text:style-name="P3"><text:span text:style-name="T5">Prerequisite:</text:span><text:span text:style-name="T4"> Caster level 12th.</text:span></text:p>
      <text:p text:style-name="P3"><text:span text:style-name="T5">Benefit:</text:span><text:span text:style-name="T4"> You can create any ring whose prerequisites you meet. Crafting a ring takes one day for each 1,000 gp in its base price. To craft a ring, you must spend 1/25 of its base price in XP and use up raw materials costing one-half of its base price.</text:span></text:p>
      <text:p text:style-name="P3"><text:span text:style-name="T4">You can also mend a broken ring if it is one that you could make. Doing so costs half the XP, half the raw materials, and half the time it would take to forge that ring in the first place.</text:span></text:p>
      <text:p text:style-name="P3"><text:span text:style-name="T4">Some magic rings incur extra costs in material components or XP, as noted in their descriptions. You must pay such a cost to forge such a ring or to mend a broken one.</text:span></text:p>
      <text:p text:style-name="P5"/>
      <text:p text:style-name="P3"><text:span text:style-name="T7">GREAT CLEAVE </text:span><text:span text:style-name="T4">[GENERAL]</text:span></text:p>
      <text:p text:style-name="P3"><text:span text:style-name="T5">Prerequisites:</text:span><text:span text:style-name="T4"> Str 13, Cleave, Power Attack, base attack bonus +4.</text:span></text:p>
      <text:p text:style-name="P3"><text:span text:style-name="T5">Benefit:</text:span><text:span text:style-name="T4"> This feat works like Cleave, except that there is no limit to the number of times you can use it per round.</text:span></text:p>
      <text:p text:style-name="P3"><text:span text:style-name="T5">Special:</text:span><text:span text:style-name="T4"> A fighter may select Great Cleave as one of his fighter bonus feats.</text:span></text:p>
      <text:p text:style-name="P5"/>
      <text:p text:style-name="P3"><text:span text:style-name="T7">GREAT FORTITUDE </text:span><text:span text:style-name="T4">[GENERAL]</text:span></text:p>
      <text:p text:style-name="P3"><text:span text:style-name="T5">Benefit:</text:span><text:span text:style-name="T4"> You get a +2 bonus on all Fortitude saving throws.</text:span></text:p>
      <text:p text:style-name="P5"/>
      <text:p text:style-name="P3"><text:span text:style-name="T7">GREATER SPELL FOCUS </text:span><text:span text:style-name="T4">[GENERAL]</text:span></text:p>
      <text:p text:style-name="P3"><text:soft-page-break/><text:span text:style-name="T4">Choose a school of magic to which you already have applied the Spell Focus feat.</text:span></text:p>
      <text:p text:style-name="P3"><text:span text:style-name="T5">Benefit:</text:span><text:span text:style-name="T4"> Add +1 to the Difficulty Class for all saving throws against spells from the school of magic you select. This bonus stacks with the bonus from Spell Focus.</text:span></text:p>
      <text:p text:style-name="P3"><text:span text:style-name="T5">Special:</text:span><text:span text:style-name="T4"> You can gain this feat multiple times. Its effects do not stack. Each time you take the feat, it applies to a new school of magic to which you already have applied the Spell Focus feat.</text:span></text:p>
      <text:p text:style-name="P5"/>
      <text:p text:style-name="P3"><text:span text:style-name="T7">GREATER SPELL PENETRATION </text:span><text:span text:style-name="T4">[GENERAL]</text:span></text:p>
      <text:p text:style-name="P3"><text:span text:style-name="T5">Prerequisite:</text:span><text:span text:style-name="T4"> Spell Penetration.</text:span></text:p>
      <text:p text:style-name="P3"><text:span text:style-name="T5">Benefit:</text:span><text:span text:style-name="T4"> You get a +2 bonus on caster level checks (1d20 + caster level) made to overcome a creature’s spell resistance. This bonus stacks with the one from Spell Penetration.</text:span></text:p>
      <text:p text:style-name="P5"/>
      <text:p text:style-name="P3"><text:span text:style-name="T7">GREATER TWO-WEAPON FIGHTING </text:span><text:span text:style-name="T4">[GENERAL]</text:span></text:p>
      <text:p text:style-name="P3"><text:span text:style-name="T5">Prerequisites:</text:span><text:span text:style-name="T4"> Dex 19, Improved Two-Weapon Fighting, Two-Weapon Fighting, base attack bonus +11.</text:span></text:p>
      <text:p text:style-name="P3"><text:span text:style-name="T5">Benefit:</text:span><text:span text:style-name="T4"> You get a third attack with your off-hand weapon, albeit at a –10 penalty.</text:span></text:p>
      <text:p text:style-name="P3"><text:span text:style-name="T5">Special:</text:span><text:span text:style-name="T4"> A fighter may select Greater Two-Weapon Fighting as one of his fighter bonus feats.</text:span></text:p>
      <text:p text:style-name="P3"><text:span text:style-name="T4">An 11th-level ranger who has chosen the two-weapon combat style is treated as having Greater Two-Weapon Fighting, even if he does not have the prerequisites for it, but only when he is wearing light or no armor.</text:span></text:p>
      <text:p text:style-name="P5"/>
      <text:p text:style-name="P3"><text:span text:style-name="T7">GREATER WEAPON FOCUS </text:span><text:span text:style-name="T4">[GENERAL]</text:span></text:p>
      <text:p text:style-name="P3"><text:span text:style-name="T4">Choose one type of weapon for which you have already selected Weapon Focus. You can also choose unarmed strike or grapple as your weapon for purposes of this feat.</text:span></text:p>
      <text:p text:style-name="P3"><text:span text:style-name="T5"><text:s/>Prerequisites:</text:span><text:span text:style-name="T4"> Proficiency with selected weapon, Weapon Focus with selected weapon, fighter level 8th.</text:span></text:p>
      <text:p text:style-name="P3"><text:span text:style-name="T5">Benefit:</text:span><text:span text:style-name="T4"> You gain a +1 bonus on all attack rolls you make using the selected weapon. This bonus stacks with other bonuses on attack rolls, including the one from Weapon Focus (see below).</text:span></text:p>
      <text:p text:style-name="P3"><text:span text:style-name="T5">Special:</text:span><text:span text:style-name="T4"> You can gain Greater Weapon Focus multiple times. Its effects do not stack. Each time you take the feat, it applies to a new type of weapon.</text:span></text:p>
      <text:p text:style-name="P3"><text:span text:style-name="T4">A fighter must have Greater Weapon Focus with a given weapon to gain the Greater Weapon Specialization feat for that weapon. </text:span></text:p>
      <text:p text:style-name="P3"><text:span text:style-name="T4">A fighter may select Greater Weapon Focus as one of his fighter bonus feats.</text:span></text:p>
      <text:p text:style-name="P5"/>
      <text:p text:style-name="P3"><text:span text:style-name="T7">GREATER WEAPON SPECIALIZATION </text:span><text:span text:style-name="T4">[GENERAL]</text:span></text:p>
      <text:p text:style-name="P3"><text:span text:style-name="T4">Choose one type of weapon for which you have already selected Weapon Specialization. You can also choose unarmed strike or grapple as your weapon for purposes of this feat.</text:span></text:p>
      <text:p text:style-name="P3"><text:soft-page-break/><text:span text:style-name="T5"><text:s/>Prerequisites:</text:span><text:span text:style-name="T4"> Proficiency with selected weapon, Greater Weapon Focus with selected weapon, Weapon Focus with selected weapon, Weapon Specialization with selected weapon, fighter level 12th.</text:span></text:p>
      <text:p text:style-name="P3"><text:span text:style-name="T5">Benefit:</text:span><text:span text:style-name="T4"> You gain a +2 bonus on all damage rolls you make using the selected weapon. This bonus stacks with other bonuses on damage rolls, including the one from Weapon Specialization (see below).</text:span></text:p>
      <text:p text:style-name="P3"><text:span text:style-name="T5">Special:</text:span><text:span text:style-name="T4"> You can gain Greater Weapon Specialization multiple times. Its effects do not stack. Each time you take the feat, it applies to a new type of weapon.</text:span></text:p>
      <text:p text:style-name="P3"><text:span text:style-name="T4">A fighter may select Greater Weapon Specialization as one of his fighter bonus feats.</text:span></text:p>
      <text:p text:style-name="P5"/>
      <text:p text:style-name="P3"><text:span text:style-name="T7">HEIGHTEN SPELL </text:span><text:span text:style-name="T4">[METAMAGIC]</text:span></text:p>
      <text:p text:style-name="P3"><text:span text:style-name="T5">Benefit:</text:span><text:span text:style-name="T4"> A heightened spell has a higher spell level than normal (up to a maximum of 9th level). Unlike other metamagic feats, Heighten Spell actually increases the effective level of the spell that it modifies. All effects dependent on spell level (such as saving throw DCs and ability to penetrate a </text:span><text:span text:style-name="T6">lesser globe of invulnerability</text:span><text:span text:style-name="T4">) are calculated according to the heightened level. The heightened spell is as difficult to prepare and cast as a spell of its effective level. </text:span></text:p>
      <text:p text:style-name="P5"/>
      <text:p text:style-name="P3"><text:span text:style-name="T7">IMPROVED BULL RUSH </text:span><text:span text:style-name="T4">[GENERAL]</text:span></text:p>
      <text:p text:style-name="P3"><text:span text:style-name="T5">Prerequisites:</text:span><text:span text:style-name="T4"> Str 13, Power Attack.</text:span></text:p>
      <text:p text:style-name="P3"><text:span text:style-name="T5">Benefit:</text:span><text:span text:style-name="T4"> When you perform a bull rush you do not provoke an attack of opportunity from the defender. You also gain a +4 bonus on the opposed Strength check you make to push back the defender.</text:span></text:p>
      <text:p text:style-name="P3"><text:span text:style-name="T5">Special:</text:span><text:span text:style-name="T4"> A fighter may select Improved Bull Rush as one of his fighter bonus feats.</text:span></text:p>
      <text:p text:style-name="P5"/>
      <text:p text:style-name="P3"><text:span text:style-name="T7">IMPROVED COUNTERSPELL </text:span><text:span text:style-name="T4">[GENERAL]</text:span></text:p>
      <text:p text:style-name="P3"><text:span text:style-name="T5">Benefit: </text:span><text:span text:style-name="T4">When counterspelling, you may use a spell of the same school that is one or more spell levels higher than the target spell.</text:span></text:p>
      <text:p text:style-name="P3"><text:span text:style-name="T5">Normal:</text:span><text:span text:style-name="T4"> Without this feat, you may counter a spell only with the same spell or with a spell specifically designated as countering the target spell.</text:span></text:p>
      <text:p text:style-name="P5"/>
      <text:p text:style-name="P3"><text:span text:style-name="T7">IMPROVED CRITICAL </text:span><text:span text:style-name="T4">[GENERAL]</text:span></text:p>
      <text:p text:style-name="P3"><text:span text:style-name="T4">Choose one type of weapon.</text:span></text:p>
      <text:p text:style-name="P3"><text:span text:style-name="T5">Prerequisite:</text:span><text:span text:style-name="T4"> Proficient with weapon, base attack bonus +8.</text:span></text:p>
      <text:p text:style-name="P3"><text:span text:style-name="T5">Benefit:</text:span><text:span text:style-name="T4"> When using the weapon you selected, your threat range is doubled.</text:span></text:p>
      <text:p text:style-name="P3"><text:span text:style-name="T5">Special:</text:span><text:span text:style-name="T4"> You can gain Improved Critical multiple times. The effects do not stack. Each time you take the feat, it applies to a new type of weapon.</text:span></text:p>
      <text:p text:style-name="P3"><text:span text:style-name="T4">This effect doesn’t stack with any other effect that expands the threat range of a weapon.</text:span></text:p>
      <text:p text:style-name="P3"><text:span text:style-name="T4">A fighter may select Improved Critical as one of his fighter bonus feats.</text:span></text:p>
      <text:p text:style-name="P5"><text:soft-page-break/></text:p>
      <text:p text:style-name="P3"><text:span text:style-name="T7">IMPROVED DISARM </text:span><text:span text:style-name="T4">[GENERAL]</text:span></text:p>
      <text:p text:style-name="P3"><text:span text:style-name="T5">Prerequisites:</text:span><text:span text:style-name="T4"> Int 13, Combat Expertise.</text:span></text:p>
      <text:p text:style-name="P3"><text:span text:style-name="T5">Benefit:</text:span><text:span text:style-name="T4"> You do not provoke an attack of opportunity when you attempt to disarm an opponent, nor does the opponent have a chance to disarm you. You also gain a +4 bonus on the opposed attack roll you make to disarm your opponent.</text:span></text:p>
      <text:p text:style-name="P3"><text:span text:style-name="T5">Normal:</text:span><text:span text:style-name="T4"> See the normal disarm rules.</text:span></text:p>
      <text:p text:style-name="P3"><text:span text:style-name="T5">Special:</text:span><text:span text:style-name="T4"> A fighter may select Improved Disarm as one of his fighter bonus feats.</text:span></text:p>
      <text:p text:style-name="P3"><text:span text:style-name="T4">A monk may select Improved Disarm as a bonus feat at 6th level, even if she does not meet the prerequisites.</text:span></text:p>
      <text:p text:style-name="P5"/>
      <text:p text:style-name="P3"><text:span text:style-name="T7">IMPROVED FAMILIAR </text:span><text:span text:style-name="T4">[GENERAL]</text:span></text:p>
      <text:p text:style-name="P3"><text:span text:style-name="T4">This feat allows spellcasters to acquire a new familiar from a nonstandard list, but only when they could normally acquire a new familiar.</text:span></text:p>
      <text:p text:style-name="P3"><text:span text:style-name="T5">Prerequisites:</text:span><text:span text:style-name="T4"> Ability to acquire a new familiar, compatible alignment, sufficiently high level (see below).</text:span></text:p>
      <text:p text:style-name="P3"><text:span text:style-name="T5">Benefit:</text:span><text:span text:style-name="T4"> When choosing a familiar, the creatures listed below are also available to the spellcaster. The spellcaster may choose a familiar with an alignment up to one step away on each of the alignment axes (lawful through chaotic, good through evil).</text:span></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29" text:outline-level="6"><text:span text:style-name="T2">Familiar </text:span></text:h>
          </table:table-cell>
          <table:table-cell table:style-name="Table1.A1" office:value-type="string">
            <text:h text:style-name="P29" text:outline-level="6"><text:span text:style-name="T2">Alignment </text:span></text:h>
          </table:table-cell>
          <table:table-cell table:style-name="Table1.C1" office:value-type="string">
            <text:h text:style-name="P30" text:outline-level="6"><text:span text:style-name="T2">Arcane Spellcaster Level</text:span></text:h>
          </table:table-cell>
        </table:table-row>
        <table:table-row table:style-name="Table1.1">
          <table:table-cell table:style-name="Table1.A2" office:value-type="string">
            <text:p text:style-name="P11"><text:span text:style-name="T4">Shocker lizard </text:span></text:p>
          </table:table-cell>
          <table:table-cell table:style-name="Table1.A2" office:value-type="string">
            <text:p text:style-name="P11"><text:span text:style-name="T4">Neutral </text:span></text:p>
          </table:table-cell>
          <table:table-cell table:style-name="Table1.A2" office:value-type="string">
            <text:p text:style-name="P13"><text:span text:style-name="T4">5th</text:span></text:p>
          </table:table-cell>
        </table:table-row>
        <table:table-row table:style-name="Table1.1">
          <table:table-cell table:style-name="Table1.A2" office:value-type="string">
            <text:p text:style-name="P3"><text:span text:style-name="T4">Stirge </text:span></text:p>
          </table:table-cell>
          <table:table-cell table:style-name="Table1.A2" office:value-type="string">
            <text:p text:style-name="P3"><text:span text:style-name="T4">Neutral </text:span></text:p>
          </table:table-cell>
          <table:table-cell table:style-name="Table1.A2" office:value-type="string">
            <text:p text:style-name="P12"><text:span text:style-name="T4">5th</text:span></text:p>
          </table:table-cell>
        </table:table-row>
        <table:table-row table:style-name="Table1.1">
          <table:table-cell table:style-name="Table1.A2" office:value-type="string">
            <text:p text:style-name="P3"><text:span text:style-name="T4">Formian worker </text:span></text:p>
          </table:table-cell>
          <table:table-cell table:style-name="Table1.A2" office:value-type="string">
            <text:p text:style-name="P3"><text:span text:style-name="T4">Lawful neutral </text:span></text:p>
          </table:table-cell>
          <table:table-cell table:style-name="Table1.A2" office:value-type="string">
            <text:p text:style-name="P12"><text:span text:style-name="T4">7th</text:span></text:p>
          </table:table-cell>
        </table:table-row>
        <table:table-row table:style-name="Table1.1">
          <table:table-cell table:style-name="Table1.A2" office:value-type="string">
            <text:p text:style-name="P3"><text:span text:style-name="T4">Imp </text:span></text:p>
          </table:table-cell>
          <table:table-cell table:style-name="Table1.A2" office:value-type="string">
            <text:p text:style-name="P3"><text:span text:style-name="T4">Lawful evil </text:span></text:p>
          </table:table-cell>
          <table:table-cell table:style-name="Table1.A2" office:value-type="string">
            <text:p text:style-name="P12"><text:span text:style-name="T4">7th</text:span></text:p>
          </table:table-cell>
        </table:table-row>
        <table:table-row table:style-name="Table1.1">
          <table:table-cell table:style-name="Table1.A2" office:value-type="string">
            <text:p text:style-name="P3"><text:span text:style-name="T4">Pseudodragon </text:span></text:p>
          </table:table-cell>
          <table:table-cell table:style-name="Table1.A2" office:value-type="string">
            <text:p text:style-name="P3"><text:span text:style-name="T4">Neutral good </text:span></text:p>
          </table:table-cell>
          <table:table-cell table:style-name="Table1.A2" office:value-type="string">
            <text:p text:style-name="P12"><text:span text:style-name="T4">7th</text:span></text:p>
          </table:table-cell>
        </table:table-row>
        <table:table-row table:style-name="Table1.1">
          <table:table-cell table:style-name="Table1.A7" office:value-type="string">
            <text:p text:style-name="P11"><text:span text:style-name="T4">Quasit </text:span></text:p>
          </table:table-cell>
          <table:table-cell table:style-name="Table1.A7" office:value-type="string">
            <text:p text:style-name="P11"><text:span text:style-name="T4">Chaotic evil </text:span></text:p>
          </table:table-cell>
          <table:table-cell table:style-name="Table1.A7" office:value-type="string">
            <text:p text:style-name="P13"><text:span text:style-name="T4">7th</text:span></text:p>
          </table:table-cell>
        </table:table-row>
      </table:table>
      <text:p text:style-name="P6"/>
      <text:p text:style-name="P3"><text:span text:style-name="T4">Improved familiars otherwise use the rules for regular familiars</text:span><text:span text:style-name="T6">, </text:span><text:span text:style-name="T4">with two exceptions: If the creature’s type is something other than animal, its type does not change; and improved familiars do not gain the ability to speak with other creatures of their kind (although many of them already have the ability to communicate).</text:span></text:p>
      <text:p text:style-name="P6"/>
      <text:p text:style-name="P16"><text:span text:style-name="T2">The list in the table above presents only a few possible improved familiars. Almost any creature of the same general size and power as those on the list makes a suitable familiar. Nor is the master’s alignment the only possible categorization. For instance, improved familiars could be assigned by the master’s creature type or subtype, as shown below.</text:span></text:p>
      <text:p text:style-name="P18"><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text:span text:style-name="T1">Familiar</text:span></text:p>
          </table:table-cell>
          <table:table-cell table:style-name="Table2.A1" office:value-type="string">
            <text:p text:style-name="P19"><text:span text:style-name="T1">Type/Subtype</text:span></text:p>
          </table:table-cell>
          <table:table-cell table:style-name="Table2.C1" office:value-type="string">
            <text:h text:style-name="P28" text:outline-level="7"><text:span text:style-name="T1">Arcane Spellcaster Level</text:span></text:h>
          </table:table-cell>
        </table:table-row>
        <table:table-row table:style-name="Table2.1">
          <table:table-cell table:style-name="Table2.A2" office:value-type="string">
            <text:p text:style-name="P17"><text:span text:style-name="T2">Celestial hawk</text:span><text:span text:style-name="T10">1</text:span></text:p>
          </table:table-cell>
          <table:table-cell table:style-name="Table2.A2" office:value-type="string">
            <text:p text:style-name="P17"><text:span text:style-name="T2">Good</text:span></text:p>
          </table:table-cell>
          <table:table-cell table:style-name="Table2.A2" office:value-type="string">
            <text:p text:style-name="P15"><text:span text:style-name="T2">3rd</text:span></text:p>
          </table:table-cell>
        </table:table-row>
        <table:table-row table:style-name="Table2.1">
          <table:table-cell table:style-name="Table2.A2" office:value-type="string">
            <text:p text:style-name="P16"><text:span text:style-name="T2">Fiendish Tiny viper snake</text:span><text:span text:style-name="T10">2</text:span></text:p>
          </table:table-cell>
          <table:table-cell table:style-name="Table2.A2" office:value-type="string">
            <text:p text:style-name="P16"><text:span text:style-name="T2">Evil</text:span></text:p>
          </table:table-cell>
          <table:table-cell table:style-name="Table2.A2" office:value-type="string">
            <text:p text:style-name="P14"><text:span text:style-name="T2">3rd</text:span></text:p>
          </table:table-cell>
        </table:table-row>
        <table:table-row table:style-name="Table2.1">
          <table:table-cell table:style-name="Table2.A2" office:value-type="string">
            <text:p text:style-name="P16"><text:span text:style-name="T2">Air elemental, Small</text:span></text:p>
          </table:table-cell>
          <table:table-cell table:style-name="Table2.A2" office:value-type="string">
            <text:p text:style-name="P16"><text:span text:style-name="T2">Air</text:span></text:p>
          </table:table-cell>
          <table:table-cell table:style-name="Table2.A2" office:value-type="string">
            <text:p text:style-name="P14"><text:span text:style-name="T2">5th</text:span></text:p>
          </table:table-cell>
        </table:table-row>
        <table:table-row table:style-name="Table2.1">
          <table:table-cell table:style-name="Table2.A2" office:value-type="string">
            <text:p text:style-name="P16"><text:span text:style-name="T2">Earth elemental, Small</text:span></text:p>
          </table:table-cell>
          <table:table-cell table:style-name="Table2.A2" office:value-type="string">
            <text:p text:style-name="P16"><text:span text:style-name="T2">Earth</text:span></text:p>
          </table:table-cell>
          <table:table-cell table:style-name="Table2.A2" office:value-type="string">
            <text:p text:style-name="P14"><text:span text:style-name="T2">5th</text:span></text:p>
          </table:table-cell>
        </table:table-row>
        <table:table-row table:style-name="Table2.1">
          <table:table-cell table:style-name="Table2.A2" office:value-type="string">
            <text:p text:style-name="P16"><text:span text:style-name="T2">Fire elemental, Small</text:span></text:p>
          </table:table-cell>
          <table:table-cell table:style-name="Table2.A2" office:value-type="string">
            <text:p text:style-name="P16"><text:span text:style-name="T2">Fire</text:span></text:p>
          </table:table-cell>
          <table:table-cell table:style-name="Table2.A2" office:value-type="string">
            <text:p text:style-name="P14"><text:span text:style-name="T2">5th</text:span></text:p>
          </table:table-cell>
        </table:table-row>
        <table:table-row table:style-name="Table2.1">
          <table:table-cell table:style-name="Table2.A2" office:value-type="string">
            <text:p text:style-name="P16"><text:span text:style-name="T2">Shocker lizard</text:span></text:p>
          </table:table-cell>
          <table:table-cell table:style-name="Table2.A2" office:value-type="string">
            <text:p text:style-name="P16"><text:span text:style-name="T2">Electricity</text:span></text:p>
          </table:table-cell>
          <table:table-cell table:style-name="Table2.A2" office:value-type="string">
            <text:p text:style-name="P14"><text:span text:style-name="T2">5th</text:span></text:p>
          </table:table-cell>
        </table:table-row>
        <table:table-row table:style-name="Table2.1">
          <table:table-cell table:style-name="Table2.A2" office:value-type="string">
            <text:p text:style-name="P16"><text:span text:style-name="T2">Water elemental, Small</text:span></text:p>
          </table:table-cell>
          <table:table-cell table:style-name="Table2.A2" office:value-type="string">
            <text:p text:style-name="P16"><text:span text:style-name="T2">Water</text:span></text:p>
          </table:table-cell>
          <table:table-cell table:style-name="Table2.A2" office:value-type="string">
            <text:p text:style-name="P14"><text:span text:style-name="T2">5th</text:span></text:p>
          </table:table-cell>
        </table:table-row>
        <table:table-row table:style-name="Table2.1">
          <table:table-cell table:style-name="Table2.A2" office:value-type="string">
            <text:p text:style-name="P16"><text:span text:style-name="T2">Homunculus</text:span><text:span text:style-name="T10">3</text:span></text:p>
          </table:table-cell>
          <table:table-cell table:style-name="Table2.A2" office:value-type="string">
            <text:p text:style-name="P16"><text:span text:style-name="T2">Undead</text:span></text:p>
          </table:table-cell>
          <table:table-cell table:style-name="Table2.A2" office:value-type="string">
            <text:p text:style-name="P14"><text:span text:style-name="T2">7th</text:span></text:p>
          </table:table-cell>
        </table:table-row>
        <table:table-row table:style-name="Table2.1">
          <table:table-cell table:style-name="Table2.A2" office:value-type="string">
            <text:p text:style-name="P16"><text:span text:style-name="T2">Ice mephit</text:span></text:p>
          </table:table-cell>
          <table:table-cell table:style-name="Table2.A2" office:value-type="string">
            <text:p text:style-name="P16"><text:span text:style-name="T2">Cold</text:span></text:p>
          </table:table-cell>
          <table:table-cell table:style-name="Table2.A2" office:value-type="string">
            <text:p text:style-name="P14"><text:span text:style-name="T2">7th</text:span></text:p>
          </table:table-cell>
        </table:table-row>
        <table:table-row table:style-name="Table2.11">
          <table:table-cell table:style-name="Table2.A2" table:number-columns-spanned="3" office:value-type="string">
            <text:p text:style-name="P17"><text:span text:style-name="T2">1 Or other celestial animal from the standard familiar list.</text:span></text:p>
          </table:table-cell>
          <table:covered-table-cell/>
          <table:covered-table-cell/>
        </table:table-row>
        <table:table-row table:style-name="Table2.11">
          <table:table-cell table:style-name="Table2.A2" table:number-columns-spanned="3" office:value-type="string">
            <text:p text:style-name="P16"><text:span text:style-name="T2">2 Or other fiendish animal from the standard familiar list.</text:span></text:p>
          </table:table-cell>
          <table:covered-table-cell/>
          <table:covered-table-cell/>
        </table:table-row>
        <table:table-row table:style-name="Table2.11">
          <table:table-cell table:style-name="Table2.A13" table:number-columns-spanned="3" office:value-type="string">
            <text:p text:style-name="P17"><text:span text:style-name="T2">3 The master must first create the homunculus, substituting ichor or another part of the master’s body for blood if necessary.</text:span></text:p>
          </table:table-cell>
          <table:covered-table-cell/>
          <table:covered-table-cell/>
        </table:table-row>
      </table:table>
      <text:p text:style-name="P5"/>
      <text:p text:style-name="P3"><text:span text:style-name="T7">IMPROVED FEINT </text:span><text:span text:style-name="T4">[GENERAL]</text:span></text:p>
      <text:p text:style-name="P3"><text:span text:style-name="T5">Prerequisites:</text:span><text:span text:style-name="T4"> Int 13, Combat Expertise.</text:span></text:p>
      <text:p text:style-name="P3"><text:span text:style-name="T5">Benefit:</text:span><text:span text:style-name="T4"> You can make a Bluff check to feint in combat as a move action.</text:span></text:p>
      <text:p text:style-name="P3"><text:span text:style-name="T5">Normal:</text:span><text:span text:style-name="T4"> Feinting in combat is a standard action.</text:span></text:p>
      <text:p text:style-name="P3"><text:span text:style-name="T4">A fighter may select Improved Feint as one of his fighter bonus feats.</text:span></text:p>
      <text:p text:style-name="P5"/>
      <text:p text:style-name="P3"><text:span text:style-name="T7">IMPROVED GRAPPLE </text:span><text:span text:style-name="T4">[GENERAL]</text:span></text:p>
      <text:p text:style-name="P3"><text:span text:style-name="T5">Prerequisites:</text:span><text:span text:style-name="T4"> Dex 13, Improved Unarmed Strike.</text:span></text:p>
      <text:p text:style-name="P3"><text:span text:style-name="T5">Benefit:</text:span><text:span text:style-name="T4"> You do not provoke an attack of opportunity when you make a touch attack to start a grapple. You also gain a +4 bonus on all grapple checks, regardless of whether you started the grapple.</text:span></text:p>
      <text:p text:style-name="P3"><text:soft-page-break/><text:span text:style-name="T5">Normal:</text:span><text:span text:style-name="T4"> Without this feat, you provoke an attack of opportunity when you make a touch attack to start a grapple.</text:span></text:p>
      <text:p text:style-name="P3"><text:span text:style-name="T5">Special:</text:span><text:span text:style-name="T4"> A fighter may select Improved Grapple as one of his fighter bonus feats.</text:span></text:p>
      <text:p text:style-name="P3"><text:span text:style-name="T4">A monk may select Improved Grapple as a bonus feat at 1st level, even if she does not meet the prerequisites.</text:span></text:p>
      <text:p text:style-name="P5"/>
      <text:p text:style-name="P3"><text:span text:style-name="T7">IMPROVED INITIATIVE </text:span><text:span text:style-name="T4">[GENERAL]</text:span></text:p>
      <text:p text:style-name="P3"><text:span text:style-name="T5">Benefit:</text:span><text:span text:style-name="T4"> You get a +4 bonus on initiative checks.</text:span></text:p>
      <text:p text:style-name="P3"><text:span text:style-name="T5">Special:</text:span><text:span text:style-name="T4"> A fighter may select Improved Initiative as one of his fighter bonus feats.</text:span></text:p>
      <text:p text:style-name="P5"/>
      <text:p text:style-name="P3"><text:span text:style-name="T7">IMPROVED OVERRUN </text:span><text:span text:style-name="T4">[GENERAL]</text:span></text:p>
      <text:p text:style-name="P3"><text:span text:style-name="T5">Prerequisites:</text:span><text:span text:style-name="T4"> Str 13, Power Attack.</text:span></text:p>
      <text:p text:style-name="P3"><text:span text:style-name="T5">Benefit:</text:span><text:span text:style-name="T4"> When you attempt to overrun an opponent, the target may not choose to avoid you. You also gain a +4 bonus on your Strength check to knock down your opponent.</text:span></text:p>
      <text:p text:style-name="P3"><text:span text:style-name="T5">Normal:</text:span><text:span text:style-name="T4"> Without this feat, the target of an overrun can choose to avoid you or to block you.</text:span></text:p>
      <text:p text:style-name="P3"><text:span text:style-name="T5">Special:</text:span><text:span text:style-name="T4"> A fighter may select Improved Overrun as one of his fighter bonus feats.</text:span></text:p>
      <text:p text:style-name="P5"/>
      <text:p text:style-name="P3"><text:span text:style-name="T7">IMPROVED PRECISE SHOT </text:span><text:span text:style-name="T4">[GENERAL]</text:span></text:p>
      <text:p text:style-name="P3"><text:span text:style-name="T5">Prerequisites:</text:span><text:span text:style-name="T4"> Dex 19, Point Blank Shot, Precise Shot, base attack bonus +11.</text:span></text:p>
      <text:p text:style-name="P3"><text:span text:style-name="T5">Benefit:</text:span><text:span text:style-name="T4"> Your ranged attacks ignore the AC bonus granted to targets by anything less than total cover, and the miss chance granted to targets by anything less than total concealment. Total cover and total concealment provide their normal benefits against your ranged attacks.</text:span></text:p>
      <text:p text:style-name="P3"><text:span text:style-name="T4">In addition, when you shoot or throw ranged weapons at a grappling opponent, you automatically strike at the opponent you have chosen.</text:span></text:p>
      <text:p text:style-name="P3"><text:span text:style-name="T5">Normal:</text:span><text:span text:style-name="T4"> See the normal rules on the effects of cover and concealment. Without this feat, a character who shoots or throws a ranged weapon at a target involved in a grapple must roll randomly to see which grappling combatant the attack strikes.</text:span></text:p>
      <text:p text:style-name="P3"><text:span text:style-name="T5">Special:</text:span><text:span text:style-name="T4"> A fighter may select Improved Precise Shot as one of his fighter bonus feats.</text:span></text:p>
      <text:p text:style-name="P3"><text:span text:style-name="T4">An 11th-level ranger who has chosen the archery combat style is treated as having Improved Precise Shot, even if he does not have the prerequisites for it, but only when he is wearing light or no armor.</text:span></text:p>
      <text:p text:style-name="P5"/>
      <text:p text:style-name="P3"><text:span text:style-name="T7">IMPROVED SHIELD BASH </text:span><text:span text:style-name="T4">[GENERAL]</text:span></text:p>
      <text:p text:style-name="P3"><text:span text:style-name="T5">Prerequisite:</text:span><text:span text:style-name="T4"> Shield Proficiency.</text:span></text:p>
      <text:p text:style-name="P3"><text:soft-page-break/><text:span text:style-name="T5">Benefit:</text:span><text:span text:style-name="T4"> When you perform a shield bash, you may still apply the shield’s shield bonus to your AC.</text:span></text:p>
      <text:p text:style-name="P3"><text:span text:style-name="T5">Normal:</text:span><text:span text:style-name="T4"> Without this feat, a character who performs a shield bash loses the shield’s shield bonus to AC until his or her next turn.</text:span></text:p>
      <text:p text:style-name="P3"><text:span text:style-name="T5">Special:</text:span><text:span text:style-name="T4"> A fighter may select Improved Shield Bash as one of his fighter bonus feats.</text:span></text:p>
      <text:p text:style-name="P5"/>
      <text:p text:style-name="P3"><text:span text:style-name="T7">IMPROVED SUNDER </text:span><text:span text:style-name="T4">[GENERAL]</text:span></text:p>
      <text:p text:style-name="P3"><text:span text:style-name="T5">Prerequisites:</text:span><text:span text:style-name="T4"> Str 13, Power Attack.</text:span></text:p>
      <text:p text:style-name="P3"><text:span text:style-name="T5">Benefit:</text:span><text:span text:style-name="T4"> When you strike at an object held or carried by an opponent (such as a weapon or shield), you do not provoke an attack of opportunity.</text:span></text:p>
      <text:p text:style-name="P3"><text:span text:style-name="T4">You also gain a +4 bonus on any attack roll made to attack an object held or carried by another character.</text:span></text:p>
      <text:p text:style-name="P3"><text:span text:style-name="T5">Normal:</text:span><text:span text:style-name="T4"> Without this feat, you provoke an attack of opportunity when you strike at an object held or carried by another character.</text:span></text:p>
      <text:p text:style-name="P3"><text:span text:style-name="T5">Special:</text:span><text:span text:style-name="T4"> A fighter may select Improved Sunder as one of his fighter bonus feats.</text:span></text:p>
      <text:p text:style-name="P5"/>
      <text:p text:style-name="P3"><text:span text:style-name="T7">IMPROVED TRIP </text:span><text:span text:style-name="T4">[GENERAL]</text:span></text:p>
      <text:p text:style-name="P3"><text:span text:style-name="T5">Prerequisites:</text:span><text:span text:style-name="T4"> Int 13, Combat Expertise.</text:span></text:p>
      <text:p text:style-name="P3"><text:span text:style-name="T5">Benefit:</text:span><text:span text:style-name="T4"> You do not provoke an attack of opportunity when you attempt to trip an opponent while you are unarmed. You also gain a +4 bonus on your Strength check to trip your opponent.</text:span></text:p>
      <text:p text:style-name="P3"><text:span text:style-name="T4">If you trip an opponent in melee combat, you immediately get a melee attack against that opponent as if you hadn’t used your attack for the trip attempt. </text:span></text:p>
      <text:p text:style-name="P3"><text:span text:style-name="T5">Normal:</text:span><text:span text:style-name="T4"> Without this feat, you provoke an attack of opportunity when you attempt to trip an opponent while you are unarmed.</text:span></text:p>
      <text:p text:style-name="P3"><text:span text:style-name="T5">Special:</text:span><text:span text:style-name="T4"> At 6th level, a monk may select Improved Trip as a bonus feat, even if she does not have the prerequisites.</text:span></text:p>
      <text:p text:style-name="P3"><text:span text:style-name="T4">A fighter may select Improved Trip as one of his fighter bonus feats.</text:span></text:p>
      <text:p text:style-name="P5"/>
      <text:p text:style-name="P3"><text:span text:style-name="T7">IMPROVED TURNING </text:span><text:span text:style-name="T4">[GENERAL]</text:span></text:p>
      <text:p text:style-name="P3"><text:span text:style-name="T5">Prerequisite:</text:span><text:span text:style-name="T4"> Ability to turn or rebuke creatures.</text:span></text:p>
      <text:p text:style-name="P3"><text:span text:style-name="T5">Benefit:</text:span><text:span text:style-name="T4"> You turn or rebuke creatures as if you were one level higher than you are in the class that grants you the ability.</text:span></text:p>
      <text:p text:style-name="P5"/>
      <text:p text:style-name="P3"><text:span text:style-name="T7">IMPROVED TWO-WEAPON FIGHTING </text:span><text:span text:style-name="T4">[GENERAL]</text:span></text:p>
      <text:p text:style-name="P3"><text:soft-page-break/><text:span text:style-name="T5">Prerequisites:</text:span><text:span text:style-name="T4"> Dex 17, Two-Weapon Fighting, base attack bonus +6.</text:span></text:p>
      <text:p text:style-name="P3"><text:span text:style-name="T5">Benefit:</text:span><text:span text:style-name="T4"> In addition to the standard single extra attack you get with an off-hand weapon, you get a second attack with it, albeit at a –5 penalty.</text:span></text:p>
      <text:p text:style-name="P3"><text:span text:style-name="T5">Normal:</text:span><text:span text:style-name="T4"> Without this feat, you can only get a single extra attack with an off-hand weapon.</text:span></text:p>
      <text:p text:style-name="P3"><text:span text:style-name="T5">Special:</text:span><text:span text:style-name="T4"> A fighter may select Improved Two-Weapon Fighting as one of his fighter bonus feats.</text:span></text:p>
      <text:p text:style-name="P3"><text:span text:style-name="T4">A 6th-level ranger who has chosen the two-weapon combat style is treated as having Improved Two-Weapon Fighting, even if he does not have the prerequisites for it, but only when he is wearing light or no armor.</text:span></text:p>
      <text:p text:style-name="P5"/>
      <text:p text:style-name="P3"><text:span text:style-name="T7">IMPROVED UNARMED STRIKE </text:span><text:span text:style-name="T4">[GENERAL]</text:span></text:p>
      <text:p text:style-name="P3"><text:span text:style-name="T5">Benefit:</text:span><text:span text:style-name="T4"> You are considered to be armed even when unarmed —that is, you do not provoke attacks or opportunity from armed opponents when you attack them while unarmed. However, you still get an attack of opportunity against any opponent who makes an unarmed attack on you.</text:span></text:p>
      <text:p text:style-name="P3"><text:span text:style-name="T4">In addition, your unarmed strikes can deal lethal or nonlethal damage, at your option.</text:span></text:p>
      <text:p text:style-name="P3"><text:span text:style-name="T5">Normal: </text:span><text:span text:style-name="T4">Without this feat, you are considered unarmed when attacking with an unarmed strike, and you can deal only nonlethal damage with such an attack.</text:span></text:p>
      <text:p text:style-name="P3"><text:span text:style-name="T5">Special:</text:span><text:span text:style-name="T4"> A monk automatically gains Improved Unarmed Strike as a bonus feat at 1st level. She need not select it. </text:span></text:p>
      <text:p text:style-name="P3"><text:span text:style-name="T4">A fighter may select Improved Unarmed Strike as one of his fighter bonus feats.</text:span></text:p>
      <text:p text:style-name="P5"/>
      <text:p text:style-name="P3"><text:span text:style-name="T7">INVESTIGATOR </text:span><text:span text:style-name="T4">[GENERAL]</text:span></text:p>
      <text:p text:style-name="P3"><text:span text:style-name="T5">Benefit:</text:span><text:span text:style-name="T4"> You get a +2 bonus on all Gather Information checks and Search checks.</text:span></text:p>
      <text:p text:style-name="P5"/>
      <text:p text:style-name="P3"><text:span text:style-name="T7">IRON WILL </text:span><text:span text:style-name="T4">[GENERAL]</text:span></text:p>
      <text:p text:style-name="P3"><text:span text:style-name="T5">Benefit:</text:span><text:span text:style-name="T4"> You get a +2 bonus on all Will saving throws.</text:span></text:p>
      <text:p text:style-name="P5"/>
      <text:p text:style-name="P3"><text:span text:style-name="T7">LEADERSHIP </text:span><text:span text:style-name="T4">[GENERAL]</text:span></text:p>
      <text:p text:style-name="P3"><text:span text:style-name="T5">Prerequisite:</text:span><text:span text:style-name="T4"> Character level 6th.</text:span></text:p>
      <text:p text:style-name="P3"><text:span text:style-name="T5">Benefits:</text:span><text:span text:style-name="T4"> Having this feat enables the character to attract loyal companions and devoted followers, subordinates who assist her. See the table below for what sort of cohort and how many followers the character can recruit.</text:span></text:p>
      <text:p text:style-name="P3"><text:span text:style-name="T5">Leadership Modifiers: </text:span><text:span text:style-name="T4">Several factors can affect a character’s Leadership score, causing it to vary from the base score (character level + Cha modifier). A character’s reputation (from the point of view of the cohort or follower he is trying to attract) raises or lowers his Leadership score:</text:span></text:p>
      <text:p text:style-name="P7"/>
      <table:table table:name="Table3" table:style-name="Table3">
        <table:table-column table:style-name="Table3.A"/>
        <table:table-column table:style-name="Table3.B"/>
        <text:soft-page-break/>
        <table:table-row table:style-name="Table3.1">
          <table:table-cell table:style-name="Table3.A1" office:value-type="string">
            <text:p text:style-name="P19"><text:span text:style-name="T4">Leader’s Reputation </text:span></text:p>
          </table:table-cell>
          <table:table-cell table:style-name="Table3.A1" office:value-type="string">
            <text:h text:style-name="P21" text:outline-level="3"><text:span text:style-name="T2">Modifier</text:span></text:h>
          </table:table-cell>
        </table:table-row>
        <table:table-row table:style-name="Table3.1">
          <table:table-cell table:style-name="Table3.A2" office:value-type="string">
            <text:p text:style-name="P11"><text:span text:style-name="T4">Great renown </text:span></text:p>
          </table:table-cell>
          <table:table-cell table:style-name="Table3.A2" office:value-type="string">
            <text:p text:style-name="P13"><text:span text:style-name="T4">+2</text:span></text:p>
          </table:table-cell>
        </table:table-row>
        <table:table-row table:style-name="Table3.1">
          <table:table-cell table:style-name="Table3.A2" office:value-type="string">
            <text:p text:style-name="P3"><text:span text:style-name="T4">Fairness and generosity </text:span></text:p>
          </table:table-cell>
          <table:table-cell table:style-name="Table3.A2" office:value-type="string">
            <text:p text:style-name="P12"><text:span text:style-name="T4">+1</text:span></text:p>
          </table:table-cell>
        </table:table-row>
        <table:table-row table:style-name="Table3.1">
          <table:table-cell table:style-name="Table3.A2" office:value-type="string">
            <text:p text:style-name="P3"><text:span text:style-name="T4">Special power </text:span></text:p>
          </table:table-cell>
          <table:table-cell table:style-name="Table3.A2" office:value-type="string">
            <text:p text:style-name="P12"><text:span text:style-name="T4">+1</text:span></text:p>
          </table:table-cell>
        </table:table-row>
        <table:table-row table:style-name="Table3.1">
          <table:table-cell table:style-name="Table3.A2" office:value-type="string">
            <text:p text:style-name="P3"><text:span text:style-name="T4">Failure </text:span></text:p>
          </table:table-cell>
          <table:table-cell table:style-name="Table3.A2" office:value-type="string">
            <text:p text:style-name="P12"><text:span text:style-name="T4">–1</text:span></text:p>
          </table:table-cell>
        </table:table-row>
        <table:table-row table:style-name="Table3.1">
          <table:table-cell table:style-name="Table3.A2" office:value-type="string">
            <text:p text:style-name="P3"><text:span text:style-name="T4">Aloofness </text:span></text:p>
          </table:table-cell>
          <table:table-cell table:style-name="Table3.A2" office:value-type="string">
            <text:p text:style-name="P12"><text:span text:style-name="T4">–1</text:span></text:p>
          </table:table-cell>
        </table:table-row>
        <table:table-row table:style-name="Table3.1">
          <table:table-cell table:style-name="Table3.A7" office:value-type="string">
            <text:p text:style-name="P11"><text:span text:style-name="T4">Cruelty </text:span></text:p>
          </table:table-cell>
          <table:table-cell table:style-name="Table3.A7" office:value-type="string">
            <text:p text:style-name="P13"><text:span text:style-name="T4">–2</text:span></text:p>
          </table:table-cell>
        </table:table-row>
      </table:table>
      <text:p text:style-name="P6"/>
      <text:p text:style-name="P3"><text:span text:style-name="T4">Other modifiers may apply when the character tries to attract a cohort:</text:span></text:p>
      <table:table table:name="Table4" table:style-name="Table4">
        <table:table-column table:style-name="Table4.A"/>
        <table:table-column table:style-name="Table4.B"/>
        <table:table-row table:style-name="Table4.1">
          <table:table-cell table:style-name="Table4.A1" office:value-type="string">
            <text:p text:style-name="P11"><text:span text:style-name="T5">The Leader . . . </text:span></text:p>
          </table:table-cell>
          <table:table-cell table:style-name="Table4.A1" office:value-type="string">
            <text:p text:style-name="P11"><text:span text:style-name="T5">Modifier</text:span></text:p>
          </table:table-cell>
        </table:table-row>
        <table:table-row table:style-name="Table4.1">
          <table:table-cell table:style-name="Table4.A2" office:value-type="string">
            <text:p text:style-name="P11"><text:span text:style-name="T4">Has a familiar, special mount, or animal companion </text:span></text:p>
          </table:table-cell>
          <table:table-cell table:style-name="Table4.A2" office:value-type="string">
            <text:p text:style-name="P13"><text:span text:style-name="T4">–2</text:span></text:p>
          </table:table-cell>
        </table:table-row>
        <table:table-row table:style-name="Table4.1">
          <table:table-cell table:style-name="Table4.A2" office:value-type="string">
            <text:p text:style-name="P3"><text:span text:style-name="T4">Recruits a cohort of a different alignment</text:span></text:p>
          </table:table-cell>
          <table:table-cell table:style-name="Table4.A2" office:value-type="string">
            <text:p text:style-name="P12"><text:span text:style-name="T4">–1</text:span></text:p>
          </table:table-cell>
        </table:table-row>
        <table:table-row table:style-name="Table4.1">
          <table:table-cell table:style-name="Table4.A2" office:value-type="string">
            <text:p text:style-name="P3"><text:span text:style-name="T4">Caused the death of a cohort </text:span></text:p>
          </table:table-cell>
          <table:table-cell table:style-name="Table4.A2" office:value-type="string">
            <text:p text:style-name="P12"><text:span text:style-name="T4">–2*</text:span></text:p>
          </table:table-cell>
        </table:table-row>
        <table:table-row table:style-name="Table4.5">
          <table:table-cell table:style-name="Table4.A5" table:number-columns-spanned="2" office:value-type="string">
            <text:p text:style-name="P11"><text:span text:style-name="T4">* Cumulative per cohort killed.</text:span></text:p>
          </table:table-cell>
          <table:covered-table-cell/>
        </table:table-row>
      </table:table>
      <text:p text:style-name="P6"/>
      <text:p text:style-name="P3"><text:span text:style-name="T4">Followers have different priorities from cohorts. When the character tries to attract a new follower, use any of the following modifiers that apply.</text:span></text:p>
      <table:table table:name="Table5" table:style-name="Table5">
        <table:table-column table:style-name="Table5.A"/>
        <table:table-column table:style-name="Table5.B"/>
        <table:table-row table:style-name="Table5.1">
          <table:table-cell table:style-name="Table5.A1" office:value-type="string">
            <text:p text:style-name="P11"><text:span text:style-name="T5">The Leader . . . </text:span></text:p>
          </table:table-cell>
          <table:table-cell table:style-name="Table5.A1" office:value-type="string">
            <text:p text:style-name="P11"><text:span text:style-name="T5">Modifier</text:span></text:p>
          </table:table-cell>
        </table:table-row>
        <table:table-row table:style-name="Table5.1">
          <table:table-cell table:style-name="Table5.A2" office:value-type="string">
            <text:p text:style-name="P11"><text:span text:style-name="T4">Has a stronghold, base of operations, guildhouse, or the like</text:span></text:p>
          </table:table-cell>
          <table:table-cell table:style-name="Table5.A2" office:value-type="string">
            <text:p text:style-name="P11"><text:span text:style-name="T4">+2</text:span></text:p>
          </table:table-cell>
        </table:table-row>
        <table:table-row table:style-name="Table5.1">
          <table:table-cell table:style-name="Table5.A2" office:value-type="string">
            <text:p text:style-name="P3"><text:span text:style-name="T4">Moves around a lot </text:span></text:p>
          </table:table-cell>
          <table:table-cell table:style-name="Table5.A2" office:value-type="string">
            <text:p text:style-name="P3"><text:span text:style-name="T4">–1</text:span></text:p>
          </table:table-cell>
        </table:table-row>
        <table:table-row table:style-name="Table5.1">
          <table:table-cell table:style-name="Table5.A4" office:value-type="string">
            <text:p text:style-name="P11"><text:span text:style-name="T4">Caused the death of other followers </text:span></text:p>
          </table:table-cell>
          <table:table-cell table:style-name="Table5.A4" office:value-type="string">
            <text:p text:style-name="P11"><text:span text:style-name="T4">–1.</text:span></text:p>
          </table:table-cell>
        </table:table-row>
      </table:table>
      <text:p text:style-name="P6"/>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D"/>
        <table:table-column table:style-name="Table6.C"/>
        <table:table-column table:style-name="Table6.D"/>
        <table:table-row table:style-name="Table6.1">
          <table:table-cell table:style-name="Table6.A1" table:number-rows-spanned="2" office:value-type="string">
            <text:h text:style-name="P22" text:outline-level="2"><text:span text:style-name="T2">Leadership Score</text:span></text:h>
          </table:table-cell>
          <table:table-cell table:style-name="Table6.A1" table:number-rows-spanned="2" office:value-type="string">
            <text:h text:style-name="P24" text:outline-level="2"><text:span text:style-name="T2">Cohort Level</text:span></text:h>
          </table:table-cell>
          <table:table-cell table:style-name="Table6.C1" table:number-columns-spanned="6" office:value-type="string">
            <text:h text:style-name="P24" text:outline-level="2"><text:span text:style-name="T2">—— Number of Followers by Level ——</text:span></text:h>
          </table:table-cell>
          <table:covered-table-cell/>
          <table:covered-table-cell/>
          <table:covered-table-cell/>
          <table:covered-table-cell/>
          <table:covered-table-cell/>
        </table:table-row>
        <table:table-row table:style-name="Table6.1">
          <table:covered-table-cell/>
          <table:covered-table-cell/>
          <table:table-cell table:style-name="Table6.A1" office:value-type="string">
            <text:p text:style-name="P23"><text:span text:style-name="T4">1st</text:span></text:p>
          </table:table-cell>
          <table:table-cell table:style-name="Table6.A1" office:value-type="string">
            <text:p text:style-name="P23"><text:span text:style-name="T4">2nd</text:span></text:p>
          </table:table-cell>
          <table:table-cell table:style-name="Table6.A1" office:value-type="string">
            <text:p text:style-name="P23"><text:span text:style-name="T4">3rd</text:span></text:p>
          </table:table-cell>
          <table:table-cell table:style-name="Table6.A1" office:value-type="string">
            <text:p text:style-name="P23"><text:span text:style-name="T4">4th</text:span></text:p>
          </table:table-cell>
          <table:table-cell table:style-name="Table6.A1" office:value-type="string">
            <text:p text:style-name="P23"><text:span text:style-name="T4">5th</text:span></text:p>
          </table:table-cell>
          <table:table-cell table:style-name="Table6.A1" office:value-type="string">
            <text:p text:style-name="P23"><text:span text:style-name="T4">6th</text:span></text:p>
          </table:table-cell>
        </table:table-row>
        <text:soft-page-break/>
        <table:table-row table:style-name="Table6.3">
          <table:table-cell table:style-name="Table6.A2" office:value-type="string">
            <text:p text:style-name="P11"><text:span text:style-name="T4">1 or lower</text:span></text:p>
          </table:table-cell>
          <table:table-cell table:style-name="Table6.A2" office:value-type="string">
            <text:p text:style-name="P13"><text:span text:style-name="T4">—</text:span></text:p>
          </table:table-cell>
          <table:table-cell table:style-name="Table6.A2" office:value-type="string">
            <text:p text:style-name="P13"><text:span text:style-name="T4">—</text:span></text:p>
          </table:table-cell>
          <table:table-cell table:style-name="Table6.A2" office:value-type="string">
            <text:p text:style-name="P13"><text:span text:style-name="T4">—</text:span></text:p>
          </table:table-cell>
          <table:table-cell table:style-name="Table6.A2" office:value-type="string">
            <text:p text:style-name="P13"><text:span text:style-name="T4">—</text:span></text:p>
          </table:table-cell>
          <table:table-cell table:style-name="Table6.A2" office:value-type="string">
            <text:p text:style-name="P13"><text:span text:style-name="T4">—</text:span></text:p>
          </table:table-cell>
          <table:table-cell table:style-name="Table6.A2" office:value-type="string">
            <text:p text:style-name="P13"><text:span text:style-name="T4">—</text:span></text:p>
          </table:table-cell>
          <table:table-cell table:style-name="Table6.A2" office:value-type="string">
            <text:p text:style-name="P13"><text:span text:style-name="T4">—</text:span></text:p>
          </table:table-cell>
        </table:table-row>
        <table:table-row table:style-name="Table6.4">
          <table:table-cell table:style-name="Table6.A2" office:value-type="string">
            <text:p text:style-name="P3"><text:span text:style-name="T4">2</text:span></text:p>
          </table:table-cell>
          <table:table-cell table:style-name="Table6.A2" office:value-type="string">
            <text:p text:style-name="P12"><text:span text:style-name="T4">1st</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ext:soft-page-break/>
        <table:table-row table:style-name="Table6.5">
          <table:table-cell table:style-name="Table6.A2" office:value-type="string">
            <text:p text:style-name="P3"><text:span text:style-name="T4">3</text:span></text:p>
          </table:table-cell>
          <table:table-cell table:style-name="Table6.A2" office:value-type="string">
            <text:p text:style-name="P12"><text:span text:style-name="T4">2nd</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able:table-row table:style-name="Table6.6">
          <table:table-cell table:style-name="Table6.A2" office:value-type="string">
            <text:p text:style-name="P3"><text:span text:style-name="T4">4</text:span></text:p>
          </table:table-cell>
          <table:table-cell table:style-name="Table6.A2" office:value-type="string">
            <text:p text:style-name="P12"><text:span text:style-name="T4">3rd</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ext:soft-page-break/>
        <table:table-row table:style-name="Table6.7">
          <table:table-cell table:style-name="Table6.A2" office:value-type="string">
            <text:p text:style-name="P3"><text:span text:style-name="T4">5</text:span></text:p>
          </table:table-cell>
          <table:table-cell table:style-name="Table6.A2" office:value-type="string">
            <text:p text:style-name="P12"><text:span text:style-name="T4">3rd</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able:table-row table:style-name="Table6.8">
          <table:table-cell table:style-name="Table6.A2" office:value-type="string">
            <text:p text:style-name="P3"><text:span text:style-name="T4">6</text:span></text:p>
          </table:table-cell>
          <table:table-cell table:style-name="Table6.A2" office:value-type="string">
            <text:p text:style-name="P12"><text:span text:style-name="T4">4th</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ext:soft-page-break/>
        <table:table-row table:style-name="Table6.9">
          <table:table-cell table:style-name="Table6.A2" office:value-type="string">
            <text:p text:style-name="P3"><text:span text:style-name="T4">7</text:span></text:p>
          </table:table-cell>
          <table:table-cell table:style-name="Table6.A2" office:value-type="string">
            <text:p text:style-name="P12"><text:span text:style-name="T4">5th</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able:table-row table:style-name="Table6.10">
          <table:table-cell table:style-name="Table6.A2" office:value-type="string">
            <text:p text:style-name="P3"><text:span text:style-name="T4">8</text:span></text:p>
          </table:table-cell>
          <table:table-cell table:style-name="Table6.A2" office:value-type="string">
            <text:p text:style-name="P12"><text:span text:style-name="T4">5th</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ext:soft-page-break/>
        <table:table-row table:style-name="Table6.11">
          <table:table-cell table:style-name="Table6.A2" office:value-type="string">
            <text:p text:style-name="P3"><text:span text:style-name="T4">9</text:span></text:p>
          </table:table-cell>
          <table:table-cell table:style-name="Table6.A2" office:value-type="string">
            <text:p text:style-name="P12"><text:span text:style-name="T4">6th</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able:table-row table:style-name="Table6.12">
          <table:table-cell table:style-name="Table6.A2" office:value-type="string">
            <text:p text:style-name="P3"><text:span text:style-name="T4">10</text:span></text:p>
          </table:table-cell>
          <table:table-cell table:style-name="Table6.A2" office:value-type="string">
            <text:p text:style-name="P12"><text:span text:style-name="T4">7th</text:span></text:p>
          </table:table-cell>
          <table:table-cell table:style-name="Table6.A2" office:value-type="string">
            <text:p text:style-name="P12"><text:span text:style-name="T4">5</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ext:soft-page-break/>
        <table:table-row table:style-name="Table6.13">
          <table:table-cell table:style-name="Table6.A2" office:value-type="string">
            <text:p text:style-name="P3"><text:span text:style-name="T4">11</text:span></text:p>
          </table:table-cell>
          <table:table-cell table:style-name="Table6.A2" office:value-type="string">
            <text:p text:style-name="P12"><text:span text:style-name="T4">7th</text:span></text:p>
          </table:table-cell>
          <table:table-cell table:style-name="Table6.A2" office:value-type="string">
            <text:p text:style-name="P12"><text:span text:style-name="T4">6</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able:table-row table:style-name="Table6.14">
          <table:table-cell table:style-name="Table6.A2" office:value-type="string">
            <text:p text:style-name="P3"><text:span text:style-name="T4">12</text:span></text:p>
          </table:table-cell>
          <table:table-cell table:style-name="Table6.A2" office:value-type="string">
            <text:p text:style-name="P12"><text:span text:style-name="T4">8th</text:span></text:p>
          </table:table-cell>
          <table:table-cell table:style-name="Table6.A2" office:value-type="string">
            <text:p text:style-name="P12"><text:span text:style-name="T4">8</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ext:soft-page-break/>
        <table:table-row table:style-name="Table6.15">
          <table:table-cell table:style-name="Table6.A2" office:value-type="string">
            <text:p text:style-name="P3"><text:span text:style-name="T4">13</text:span></text:p>
          </table:table-cell>
          <table:table-cell table:style-name="Table6.A2" office:value-type="string">
            <text:p text:style-name="P12"><text:span text:style-name="T4">9th</text:span></text:p>
          </table:table-cell>
          <table:table-cell table:style-name="Table6.A2" office:value-type="string">
            <text:p text:style-name="P12"><text:span text:style-name="T4">10</text:span></text:p>
          </table:table-cell>
          <table:table-cell table:style-name="Table6.A2" office:value-type="string">
            <text:p text:style-name="P12"><text:span text:style-name="T4">1</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able:table-row table:style-name="Table6.16">
          <table:table-cell table:style-name="Table6.A2" office:value-type="string">
            <text:p text:style-name="P3"><text:span text:style-name="T4">14</text:span></text:p>
          </table:table-cell>
          <table:table-cell table:style-name="Table6.A2" office:value-type="string">
            <text:p text:style-name="P12"><text:span text:style-name="T4">10th</text:span></text:p>
          </table:table-cell>
          <table:table-cell table:style-name="Table6.A2" office:value-type="string">
            <text:p text:style-name="P12"><text:span text:style-name="T4">15</text:span></text:p>
          </table:table-cell>
          <table:table-cell table:style-name="Table6.A2" office:value-type="string">
            <text:p text:style-name="P12"><text:span text:style-name="T4">1</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ext:soft-page-break/>
        <table:table-row table:style-name="Table6.17">
          <table:table-cell table:style-name="Table6.A2" office:value-type="string">
            <text:p text:style-name="P3"><text:span text:style-name="T4">15</text:span></text:p>
          </table:table-cell>
          <table:table-cell table:style-name="Table6.A2" office:value-type="string">
            <text:p text:style-name="P12"><text:span text:style-name="T4">10th</text:span></text:p>
          </table:table-cell>
          <table:table-cell table:style-name="Table6.A2" office:value-type="string">
            <text:p text:style-name="P12"><text:span text:style-name="T4">20</text:span></text:p>
          </table:table-cell>
          <table:table-cell table:style-name="Table6.A2" office:value-type="string">
            <text:p text:style-name="P12"><text:span text:style-name="T4">2</text:span></text:p>
          </table:table-cell>
          <table:table-cell table:style-name="Table6.A2" office:value-type="string">
            <text:p text:style-name="P12"><text:span text:style-name="T4">1</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able:table-row table:style-name="Table6.18">
          <table:table-cell table:style-name="Table6.A2" office:value-type="string">
            <text:p text:style-name="P3"><text:span text:style-name="T4">16</text:span></text:p>
          </table:table-cell>
          <table:table-cell table:style-name="Table6.A2" office:value-type="string">
            <text:p text:style-name="P12"><text:span text:style-name="T4">11th</text:span></text:p>
          </table:table-cell>
          <table:table-cell table:style-name="Table6.A2" office:value-type="string">
            <text:p text:style-name="P12"><text:span text:style-name="T4">25</text:span></text:p>
          </table:table-cell>
          <table:table-cell table:style-name="Table6.A2" office:value-type="string">
            <text:p text:style-name="P12"><text:span text:style-name="T4">2</text:span></text:p>
          </table:table-cell>
          <table:table-cell table:style-name="Table6.A2" office:value-type="string">
            <text:p text:style-name="P12"><text:span text:style-name="T4">1</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ext:soft-page-break/>
        <table:table-row table:style-name="Table6.19">
          <table:table-cell table:style-name="Table6.A2" office:value-type="string">
            <text:p text:style-name="P3"><text:span text:style-name="T4">17</text:span></text:p>
          </table:table-cell>
          <table:table-cell table:style-name="Table6.A2" office:value-type="string">
            <text:p text:style-name="P12"><text:span text:style-name="T4">12th</text:span></text:p>
          </table:table-cell>
          <table:table-cell table:style-name="Table6.A2" office:value-type="string">
            <text:p text:style-name="P12"><text:span text:style-name="T4">30</text:span></text:p>
          </table:table-cell>
          <table:table-cell table:style-name="Table6.A2" office:value-type="string">
            <text:p text:style-name="P12"><text:span text:style-name="T4">3</text:span></text:p>
          </table:table-cell>
          <table:table-cell table:style-name="Table6.A2" office:value-type="string">
            <text:p text:style-name="P12"><text:span text:style-name="T4">1</text:span></text:p>
          </table:table-cell>
          <table:table-cell table:style-name="Table6.A2" office:value-type="string">
            <text:p text:style-name="P12"><text:span text:style-name="T4">1</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able:table-row table:style-name="Table6.20">
          <table:table-cell table:style-name="Table6.A2" office:value-type="string">
            <text:p text:style-name="P3"><text:span text:style-name="T4">18</text:span></text:p>
          </table:table-cell>
          <table:table-cell table:style-name="Table6.A2" office:value-type="string">
            <text:p text:style-name="P12"><text:span text:style-name="T4">12th</text:span></text:p>
          </table:table-cell>
          <table:table-cell table:style-name="Table6.A2" office:value-type="string">
            <text:p text:style-name="P12"><text:span text:style-name="T4">35</text:span></text:p>
          </table:table-cell>
          <table:table-cell table:style-name="Table6.A2" office:value-type="string">
            <text:p text:style-name="P12"><text:span text:style-name="T4">3</text:span></text:p>
          </table:table-cell>
          <table:table-cell table:style-name="Table6.A2" office:value-type="string">
            <text:p text:style-name="P12"><text:span text:style-name="T4">1</text:span></text:p>
          </table:table-cell>
          <table:table-cell table:style-name="Table6.A2" office:value-type="string">
            <text:p text:style-name="P12"><text:span text:style-name="T4">1</text:span></text:p>
          </table:table-cell>
          <table:table-cell table:style-name="Table6.A2" office:value-type="string">
            <text:p text:style-name="P12"><text:span text:style-name="T4">—</text:span></text:p>
          </table:table-cell>
          <table:table-cell table:style-name="Table6.A2" office:value-type="string">
            <text:p text:style-name="P12"><text:span text:style-name="T4">—</text:span></text:p>
          </table:table-cell>
        </table:table-row>
        <text:soft-page-break/>
        <table:table-row table:style-name="Table6.21">
          <table:table-cell table:style-name="Table6.A2" office:value-type="string">
            <text:p text:style-name="P3"><text:span text:style-name="T4">19</text:span></text:p>
          </table:table-cell>
          <table:table-cell table:style-name="Table6.A2" office:value-type="string">
            <text:p text:style-name="P12"><text:span text:style-name="T4">13th</text:span></text:p>
          </table:table-cell>
          <table:table-cell table:style-name="Table6.A2" office:value-type="string">
            <text:p text:style-name="P12"><text:span text:style-name="T4">40</text:span></text:p>
          </table:table-cell>
          <table:table-cell table:style-name="Table6.A2" office:value-type="string">
            <text:p text:style-name="P12"><text:span text:style-name="T4">4</text:span></text:p>
          </table:table-cell>
          <table:table-cell table:style-name="Table6.A2" office:value-type="string">
            <text:p text:style-name="P12"><text:span text:style-name="T4">2</text:span></text:p>
          </table:table-cell>
          <table:table-cell table:style-name="Table6.A2" office:value-type="string">
            <text:p text:style-name="P12"><text:span text:style-name="T4">1</text:span></text:p>
          </table:table-cell>
          <table:table-cell table:style-name="Table6.A2" office:value-type="string">
            <text:p text:style-name="P12"><text:span text:style-name="T4">1</text:span></text:p>
          </table:table-cell>
          <table:table-cell table:style-name="Table6.A2" office:value-type="string">
            <text:p text:style-name="P12"><text:span text:style-name="T4">—</text:span></text:p>
          </table:table-cell>
        </table:table-row>
        <table:table-row table:style-name="Table6.22">
          <table:table-cell table:style-name="Table6.A2" office:value-type="string">
            <text:p text:style-name="P3"><text:span text:style-name="T4">20</text:span></text:p>
          </table:table-cell>
          <table:table-cell table:style-name="Table6.A2" office:value-type="string">
            <text:p text:style-name="P12"><text:span text:style-name="T4">14th</text:span></text:p>
          </table:table-cell>
          <table:table-cell table:style-name="Table6.A2" office:value-type="string">
            <text:p text:style-name="P12"><text:span text:style-name="T4">50</text:span></text:p>
          </table:table-cell>
          <table:table-cell table:style-name="Table6.A2" office:value-type="string">
            <text:p text:style-name="P12"><text:span text:style-name="T4">5</text:span></text:p>
          </table:table-cell>
          <table:table-cell table:style-name="Table6.A2" office:value-type="string">
            <text:p text:style-name="P12"><text:span text:style-name="T4">3</text:span></text:p>
          </table:table-cell>
          <table:table-cell table:style-name="Table6.A2" office:value-type="string">
            <text:p text:style-name="P12"><text:span text:style-name="T4">2</text:span></text:p>
          </table:table-cell>
          <table:table-cell table:style-name="Table6.A2" office:value-type="string">
            <text:p text:style-name="P12"><text:span text:style-name="T4">1</text:span></text:p>
          </table:table-cell>
          <table:table-cell table:style-name="Table6.A2" office:value-type="string">
            <text:p text:style-name="P12"><text:span text:style-name="T4">—</text:span></text:p>
          </table:table-cell>
        </table:table-row>
        <text:soft-page-break/>
        <table:table-row table:style-name="Table6.23">
          <table:table-cell table:style-name="Table6.A2" office:value-type="string">
            <text:p text:style-name="P3"><text:span text:style-name="T4">21</text:span></text:p>
          </table:table-cell>
          <table:table-cell table:style-name="Table6.A2" office:value-type="string">
            <text:p text:style-name="P12"><text:span text:style-name="T4">15th</text:span></text:p>
          </table:table-cell>
          <table:table-cell table:style-name="Table6.A2" office:value-type="string">
            <text:p text:style-name="P12"><text:span text:style-name="T4">60</text:span></text:p>
          </table:table-cell>
          <table:table-cell table:style-name="Table6.A2" office:value-type="string">
            <text:p text:style-name="P12"><text:span text:style-name="T4">6</text:span></text:p>
          </table:table-cell>
          <table:table-cell table:style-name="Table6.A2" office:value-type="string">
            <text:p text:style-name="P12"><text:span text:style-name="T4">3</text:span></text:p>
          </table:table-cell>
          <table:table-cell table:style-name="Table6.A2" office:value-type="string">
            <text:p text:style-name="P12"><text:span text:style-name="T4">2</text:span></text:p>
          </table:table-cell>
          <table:table-cell table:style-name="Table6.A2" office:value-type="string">
            <text:p text:style-name="P12"><text:span text:style-name="T4">1</text:span></text:p>
          </table:table-cell>
          <table:table-cell table:style-name="Table6.A2" office:value-type="string">
            <text:p text:style-name="P12"><text:span text:style-name="T4">1</text:span></text:p>
          </table:table-cell>
        </table:table-row>
        <table:table-row table:style-name="Table6.24">
          <table:table-cell table:style-name="Table6.A2" office:value-type="string">
            <text:p text:style-name="P3"><text:span text:style-name="T4">22</text:span></text:p>
          </table:table-cell>
          <table:table-cell table:style-name="Table6.A2" office:value-type="string">
            <text:p text:style-name="P12"><text:span text:style-name="T4">15th</text:span></text:p>
          </table:table-cell>
          <table:table-cell table:style-name="Table6.A2" office:value-type="string">
            <text:p text:style-name="P12"><text:span text:style-name="T4">75</text:span></text:p>
          </table:table-cell>
          <table:table-cell table:style-name="Table6.A2" office:value-type="string">
            <text:p text:style-name="P12"><text:span text:style-name="T4">7</text:span></text:p>
          </table:table-cell>
          <table:table-cell table:style-name="Table6.A2" office:value-type="string">
            <text:p text:style-name="P12"><text:span text:style-name="T4">4</text:span></text:p>
          </table:table-cell>
          <table:table-cell table:style-name="Table6.A2" office:value-type="string">
            <text:p text:style-name="P12"><text:span text:style-name="T4">2</text:span></text:p>
          </table:table-cell>
          <table:table-cell table:style-name="Table6.A2" office:value-type="string">
            <text:p text:style-name="P12"><text:span text:style-name="T4">2</text:span></text:p>
          </table:table-cell>
          <table:table-cell table:style-name="Table6.A2" office:value-type="string">
            <text:p text:style-name="P12"><text:span text:style-name="T4">1</text:span></text:p>
          </table:table-cell>
        </table:table-row>
        <text:soft-page-break/>
        <table:table-row table:style-name="Table6.25">
          <table:table-cell table:style-name="Table6.A2" office:value-type="string">
            <text:p text:style-name="P3"><text:span text:style-name="T4">23</text:span></text:p>
          </table:table-cell>
          <table:table-cell table:style-name="Table6.A2" office:value-type="string">
            <text:p text:style-name="P12"><text:span text:style-name="T4">16th</text:span></text:p>
          </table:table-cell>
          <table:table-cell table:style-name="Table6.A2" office:value-type="string">
            <text:p text:style-name="P12"><text:span text:style-name="T4">90</text:span></text:p>
          </table:table-cell>
          <table:table-cell table:style-name="Table6.A2" office:value-type="string">
            <text:p text:style-name="P12"><text:span text:style-name="T4">9</text:span></text:p>
          </table:table-cell>
          <table:table-cell table:style-name="Table6.A2" office:value-type="string">
            <text:p text:style-name="P12"><text:span text:style-name="T4">5</text:span></text:p>
          </table:table-cell>
          <table:table-cell table:style-name="Table6.A2" office:value-type="string">
            <text:p text:style-name="P12"><text:span text:style-name="T4">3</text:span></text:p>
          </table:table-cell>
          <table:table-cell table:style-name="Table6.A2" office:value-type="string">
            <text:p text:style-name="P12"><text:span text:style-name="T4">2</text:span></text:p>
          </table:table-cell>
          <table:table-cell table:style-name="Table6.A2" office:value-type="string">
            <text:p text:style-name="P12"><text:span text:style-name="T4">1</text:span></text:p>
          </table:table-cell>
        </table:table-row>
        <table:table-row table:style-name="Table6.26">
          <table:table-cell table:style-name="Table6.A2" office:value-type="string">
            <text:p text:style-name="P3"><text:span text:style-name="T4">24</text:span></text:p>
          </table:table-cell>
          <table:table-cell table:style-name="Table6.A2" office:value-type="string">
            <text:p text:style-name="P12"><text:span text:style-name="T4">17th</text:span></text:p>
          </table:table-cell>
          <table:table-cell table:style-name="Table6.A2" office:value-type="string">
            <text:p text:style-name="P12"><text:span text:style-name="T4">110</text:span></text:p>
          </table:table-cell>
          <table:table-cell table:style-name="Table6.A2" office:value-type="string">
            <text:p text:style-name="P12"><text:span text:style-name="T4">11</text:span></text:p>
          </table:table-cell>
          <table:table-cell table:style-name="Table6.A2" office:value-type="string">
            <text:p text:style-name="P12"><text:span text:style-name="T4">6</text:span></text:p>
          </table:table-cell>
          <table:table-cell table:style-name="Table6.A2" office:value-type="string">
            <text:p text:style-name="P12"><text:span text:style-name="T4">3</text:span></text:p>
          </table:table-cell>
          <table:table-cell table:style-name="Table6.A2" office:value-type="string">
            <text:p text:style-name="P12"><text:span text:style-name="T4">2</text:span></text:p>
          </table:table-cell>
          <table:table-cell table:style-name="Table6.A2" office:value-type="string">
            <text:p text:style-name="P12"><text:span text:style-name="T4">1</text:span></text:p>
          </table:table-cell>
        </table:table-row>
        <text:soft-page-break/>
        <table:table-row table:style-name="Table6.27">
          <table:table-cell table:style-name="Table6.A27" office:value-type="string">
            <text:p text:style-name="P11"><text:span text:style-name="T4">25 or higher</text:span></text:p>
          </table:table-cell>
          <table:table-cell table:style-name="Table6.A27" office:value-type="string">
            <text:p text:style-name="P13"><text:span text:style-name="T4">17th</text:span></text:p>
          </table:table-cell>
          <table:table-cell table:style-name="Table6.A27" office:value-type="string">
            <text:p text:style-name="P13"><text:span text:style-name="T4">135</text:span></text:p>
          </table:table-cell>
          <table:table-cell table:style-name="Table6.A27" office:value-type="string">
            <text:p text:style-name="P13"><text:span text:style-name="T4">13</text:span></text:p>
          </table:table-cell>
          <table:table-cell table:style-name="Table6.A27" office:value-type="string">
            <text:p text:style-name="P13"><text:span text:style-name="T4">7</text:span></text:p>
          </table:table-cell>
          <table:table-cell table:style-name="Table6.A27" office:value-type="string">
            <text:p text:style-name="P13"><text:span text:style-name="T4">4</text:span></text:p>
          </table:table-cell>
          <table:table-cell table:style-name="Table6.A27" office:value-type="string">
            <text:p text:style-name="P13"><text:span text:style-name="T4">2</text:span></text:p>
          </table:table-cell>
          <table:table-cell table:style-name="Table6.A27" office:value-type="string">
            <text:p text:style-name="P13"><text:span text:style-name="T4">2</text:span></text:p>
          </table:table-cell>
        </table:table-row>
      </table:table>
      <text:p text:style-name="P8"/>
      <text:p text:style-name="P3"><text:span text:style-name="T6">Leadership Score: </text:span><text:span text:style-name="T4">A character’s base Leadership score equals his level plus any Charisma modifier. In order to take into account negative Charisma modifiers, this table allows for very low Leadership scores, but the character must still be 6th level or higher in order to gain the Leadership feat. Outside factors can affect a character’s Leadership score, as detailed above.</text:span></text:p>
      <text:p text:style-name="P16"><text:span text:style-name="T6">Cohort Level: </text:span><text:span text:style-name="T4">The character can attract a cohort of up to this level. Regardless of a character’s Leadership score, he can only recruit a cohort who is two or more levels lower than himself. The cohort should be equipped with gear appropriate for its level. A character can try to attract a cohort of a particular race, class, and alignment. The cohort’s alignment may not be opposed to the leader’s alignment on either the law-vs-chaos or good-vs-evil axis, and the leader takes a Leadership penalty if he recruits a cohort of an alignment different from his own.</text:span></text:p>
      <text:p text:style-name="P16"><text:span text:style-name="T4">Cohorts earn XP as follows:</text:span></text:p>
      <text:p text:style-name="P16"><text:span text:style-name="T4">The cohort does not count as a party member when determining the party’s XP.</text:span></text:p>
      <text:p text:style-name="P16"><text:span text:style-name="T4">Divide the cohort’s level by the level of the PC with whom he or she is associated (the character with the Leadership feat who attracted the cohort).</text:span></text:p>
      <text:p text:style-name="P16"><text:span text:style-name="T4">Multiply this result by the total XP awarded to the PC and add that number of experience points to the cohort’s total.</text:span></text:p>
      <text:p text:style-name="P16"><text:span text:style-name="T4">If a cohort gains enough XP to bring it to a level one lower than the associated PC’s character level, the cohort does not gain the new level—its new XP total is 1 less than the amount needed attain the next level. </text:span></text:p>
      <text:p text:style-name="P6"/>
      <text:p text:style-name="P3"><text:span text:style-name="T6">Number of Followers by Level: </text:span><text:span text:style-name="T4">The character can lead up to the indicated number of characters of each level. Followers are similar to cohorts, except they’re generally low-level NPCs. Because they’re generally five or more levels behind the character they follow, they’re rarely effective in combat.</text:span></text:p>
      <text:p text:style-name="P16"><text:span text:style-name="T4">Followers don’t earn experience and thus don’t gain levels. However, when a character with Leadership attains a new level, the player consults the table above to determine if she has acquired more followers, some of which may be higher level than the existing followers. (You don’t consult the table to see if your cohort gains levels, however, because cohorts earn experience on their own.)</text:span></text:p>
      <text:p text:style-name="P5"/>
      <text:p text:style-name="P3"><text:span text:style-name="T7">LIGHTNING REFLEXES </text:span><text:span text:style-name="T4">[GENERAL]</text:span></text:p>
      <text:p text:style-name="P3"><text:span text:style-name="T5">Benefit:</text:span><text:span text:style-name="T4"> You get a +2 bonus on all Reflex saving throws.</text:span></text:p>
      <text:p text:style-name="P5"/>
      <text:p text:style-name="P3"><text:span text:style-name="T7">MAGICAL APTITUDE </text:span><text:span text:style-name="T4">[GENERAL]</text:span></text:p>
      <text:p text:style-name="P3"><text:span text:style-name="T5">Benefit:</text:span><text:span text:style-name="T4"> You get a +2 bonus on all Spellcraft checks and Use Magic Device checks.</text:span></text:p>
      <text:p text:style-name="P5"/>
      <text:p text:style-name="P3"><text:span text:style-name="T7">MANYSHOT </text:span><text:span text:style-name="T4">[GENERAL]</text:span></text:p>
      <text:p text:style-name="P3"><text:span text:style-name="T5">Prerequisites:</text:span><text:span text:style-name="T4"> Dex 17, Point Blank Shot, Rapid Shot, base attack bonus +6</text:span></text:p>
      <text:p text:style-name="P3"><text:span text:style-name="T5">Benefit:</text:span><text:span text:style-name="T4"> As a standard action, you may fire two arrows at a single opponent within 30 feet. Both arrows use the same attack roll (with a –4 penalty) to determine success and deal damage normally (but see Special).</text:span></text:p>
      <text:p text:style-name="P3"><text:span text:style-name="T4">For every five points of base attack bonus you have above +6, you may add one additional arrow to this attack, to a maximum of four arrows at a base attack bonus of +16. However, each arrow after the second adds a cumulative –2 penalty on the attack roll (for a total penalty of –6 for three arrows and –8 for four).</text:span></text:p>
      <text:p text:style-name="P3"><text:span text:style-name="T4">Damage reduction and other resistances apply separately against each arrow fired.</text:span></text:p>
      <text:p text:style-name="P3"><text:soft-page-break/><text:span text:style-name="T5">Special:</text:span><text:span text:style-name="T4"> Regardless of the number of arrows you fire, you apply precision-based damage only once. If you score a critical hit, only the first arrow fired deals critical damage; all others deal regular damage.</text:span></text:p>
      <text:p text:style-name="P3"><text:span text:style-name="T4">A fighter may select Manyshot as one of his fighter bonus feats.</text:span></text:p>
      <text:p text:style-name="P3"><text:span text:style-name="T4">A 6th-level ranger who has chosen the archery combat style is treated as having Manyshot even if he does not have the prerequisites for it, but only when he is wearing light or no armor.</text:span></text:p>
      <text:p text:style-name="P5"/>
      <text:p text:style-name="P3"><text:span text:style-name="T7">MARTIAL WEAPON PROFICIENCY </text:span><text:span text:style-name="T4">[GENERAL]</text:span></text:p>
      <text:p text:style-name="P3"><text:span text:style-name="T4">Choose a type of martial weapon. You understand how to use that type of martial weapon in combat.</text:span></text:p>
      <text:p text:style-name="P3"><text:span text:style-name="T5">Benefit:</text:span><text:span text:style-name="T4"> You make attack rolls with the selected weapon normally.</text:span></text:p>
      <text:p text:style-name="P3"><text:span text:style-name="T5">Normal:</text:span><text:span text:style-name="T4"> When using a weapon with which you are not proficient, you take a –4 penalty on attack rolls.</text:span></text:p>
      <text:p text:style-name="P3"><text:span text:style-name="T5">Special:</text:span><text:span text:style-name="T4"> Barbarians, fighters, paladins, and rangers are proficient with all martial weapons. They need not select this feat.</text:span></text:p>
      <text:p text:style-name="P3"><text:span text:style-name="T4">You can gain Martial Weapon Proficiency multiple times. Each time you take the feat, it applies to a new type of weapon. </text:span></text:p>
      <text:p text:style-name="P3"><text:span text:style-name="T4">A cleric who chooses the War domain automatically gains the Martial Weapon Proficiency feat related to his deity’s favored weapon as a bonus feat, if the weapon is a martial one. He need not select it.</text:span></text:p>
      <text:p text:style-name="P5"/>
      <text:p text:style-name="P3"><text:span text:style-name="T7">MAXIMIZE SPELL </text:span><text:span text:style-name="T4">[METAMAGIC]</text:span></text:p>
      <text:p text:style-name="P3"><text:span text:style-name="T5">Benefit:</text:span><text:span text:style-name="T4"> All variable, numeric effects of a spell modified by this feat are maximized. Saving throws and opposed rolls are not affected, nor are spells without random variables. A maximized spell uses up a spell slot three levels higher than the spell’s actual level.</text:span></text:p>
      <text:p text:style-name="P3"><text:span text:style-name="T4">An empowered, maximized spell gains the separate benefits of each feat: the maximum result plus one-half the normally rolled result.</text:span></text:p>
      <text:p text:style-name="P5"/>
      <text:p text:style-name="P3"><text:span text:style-name="T7">MOBILITY </text:span><text:span text:style-name="T4">[GENERAL]</text:span></text:p>
      <text:p text:style-name="P3"><text:span text:style-name="T5">Prerequisites:</text:span><text:span text:style-name="T4"> Dex 13, Dodge.</text:span></text:p>
      <text:p text:style-name="P3"><text:span text:style-name="T5">Benefit:</text:span><text:span text:style-name="T4"> You get a +4 dodge bonus to Armor Class against attacks of opportunity caused when you move out of or within a threatened area. A condition that makes you lose your Dexterity bonus to Armor Class (if any) also makes you lose dodge bonuses.</text:span></text:p>
      <text:p text:style-name="P3"><text:span text:style-name="T4">Dodge bonuses stack with each other, unlike most types of bonuses.</text:span></text:p>
      <text:p text:style-name="P3"><text:span text:style-name="T5">Special:</text:span><text:span text:style-name="T4"> A fighter may select Mobility as one of his fighter bonus feats.</text:span></text:p>
      <text:p text:style-name="P5"/>
      <text:p text:style-name="P3"><text:span text:style-name="T7">MOUNTED ARCHERY </text:span><text:span text:style-name="T4">[GENERAL]</text:span></text:p>
      <text:p text:style-name="P3"><text:span text:style-name="T5">Prerequisites:</text:span><text:span text:style-name="T4"> Ride 1 rank, Mounted Combat.</text:span></text:p>
      <text:p text:style-name="P3"><text:soft-page-break/><text:span text:style-name="T5">Benefit:</text:span><text:span text:style-name="T4"> The penalty you take when using a ranged weapon while mounted is halved: –2 instead of –4 if your mount is taking a double move, and –4 instead of –8 if your mount is running.</text:span></text:p>
      <text:p text:style-name="P3"><text:span text:style-name="T5">Special:</text:span><text:span text:style-name="T4"> A fighter may select Mounted Archery as one of his fighter bonus feats.</text:span></text:p>
      <text:p text:style-name="P5"/>
      <text:p text:style-name="P3"><text:span text:style-name="T7">MOUNTED COMBAT </text:span><text:span text:style-name="T4">[GENERAL]</text:span></text:p>
      <text:p text:style-name="P3"><text:span text:style-name="T5">Prerequisite:</text:span><text:span text:style-name="T4"> Ride 1 rank.</text:span></text:p>
      <text:p text:style-name="P3"><text:span text:style-name="T5">Benefit:</text:span><text:span text:style-name="T4"> Once per round when your mount is hit in combat, you may attempt a Ride check (as a reaction) to negate the hit. The hit is negated if your Ride check result is greater than the opponent’s attack roll. (Essentially, the Ride check result becomes the mount’s Armor Class if it’s higher than the mount’s regular AC.)</text:span></text:p>
      <text:p text:style-name="P3"><text:span text:style-name="T5">Special:</text:span><text:span text:style-name="T4"> A fighter may select Mounted Combat as one of his fighter bonus feats.</text:span></text:p>
      <text:p text:style-name="P5"/>
      <text:p text:style-name="P3"><text:span text:style-name="T7">NATURAL SPELL </text:span><text:span text:style-name="T4">[GENERAL]</text:span></text:p>
      <text:p text:style-name="P3"><text:span text:style-name="T5">Prerequisites: </text:span><text:span text:style-name="T4">Wis 13, wild shape ability.</text:span></text:p>
      <text:p text:style-name="P3"><text:span text:style-name="T5">Benefit:</text:span><text:span text:style-name="T4"> You can complete the verbal and somatic components of spells while in a wild shape. You substitute various noises and gestures for the normal verbal and somatic components of a spell.</text:span></text:p>
      <text:p text:style-name="P3"><text:span text:style-name="T4">You can also use any material components or focuses you possess, even if such items are melded within your current form. This feat does not permit the use of magic items while you are in a form that could not ordinarily use them, and you do not gain the ability to speak while in a wild shape.</text:span></text:p>
      <text:p text:style-name="P5"/>
      <text:p text:style-name="P3"><text:span text:style-name="T7">NEGOTIATOR </text:span><text:span text:style-name="T4">[GENERAL]</text:span></text:p>
      <text:p text:style-name="P3"><text:span text:style-name="T5">Benefit:</text:span><text:span text:style-name="T4"> You get a +2 bonus on all Diplomacy checks and Sense Motive checks.</text:span></text:p>
      <text:p text:style-name="P5"/>
      <text:p text:style-name="P3"><text:span text:style-name="T7">NIMBLE FINGERS </text:span><text:span text:style-name="T4">[GENERAL]</text:span></text:p>
      <text:p text:style-name="P3"><text:span text:style-name="T5">Benefit:</text:span><text:span text:style-name="T4"> You get a +2 bonus on all Disable Device checks and Open Lock checks.</text:span></text:p>
      <text:p text:style-name="P5"/>
      <text:p text:style-name="P3"><text:span text:style-name="T7">PERSUASIVE </text:span><text:span text:style-name="T4">[GENERAL]</text:span></text:p>
      <text:p text:style-name="P3"><text:span text:style-name="T5">Benefit:</text:span><text:span text:style-name="T4"> You get a +2 bonus on all Bluff checks and Intimidate checks.</text:span></text:p>
      <text:p text:style-name="P5"/>
      <text:p text:style-name="P3"><text:span text:style-name="T7">POINT BLANK SHOT </text:span><text:span text:style-name="T4">[GENERAL]</text:span></text:p>
      <text:p text:style-name="P3"><text:span text:style-name="T5">Benefit:</text:span><text:span text:style-name="T4"> You get a +1 bonus on attack and damage rolls with ranged weapons at ranges of up to 30 feet.</text:span></text:p>
      <text:p text:style-name="P3"><text:soft-page-break/><text:span text:style-name="T5">Special:</text:span><text:span text:style-name="T4"> A fighter may select Point Blank Shot as one of his fighter bonus feats.</text:span></text:p>
      <text:p text:style-name="P5"/>
      <text:p text:style-name="P3"><text:span text:style-name="T7">POWER ATTACK </text:span><text:span text:style-name="T4">[GENERAL]</text:span></text:p>
      <text:p text:style-name="P3"><text:span text:style-name="T5">Prerequisite:</text:span><text:span text:style-name="T4"> Str 13.</text:span></text:p>
      <text:p text:style-name="P3"><text:span text:style-name="T5">Benefit:</text:span><text:span text:style-name="T4"> On your action, before making attack rolls for a round, you may choose to subtract a number from all melee attack rolls and add the same number to all melee damage rolls. This number may not exceed your base attack bonus. The penalty on attacks and bonus on damage apply until your next turn.</text:span></text:p>
      <text:p text:style-name="P3"><text:span text:style-name="T5">Special:</text:span><text:span text:style-name="T4"> If you attack with a two-handed weapon, or with a one-handed weapon wielded in two hands, instead add twice the number subtracted from your attack rolls. You can’t add the bonus from Power Attack to the damage dealt with a light weapon (except with unarmed strikes or natural weapon attacks), even though the penalty on attack rolls still applies. (Normally, you treat a double weapon as a one-handed weapon and a light weapon. If you choose to use a double weapon like a two-handed weapon, attacking with only one end of it in a round, you treat it as a two-handed weapon.)</text:span></text:p>
      <text:p text:style-name="P3"><text:span text:style-name="T4">A fighter may select Power Attack as one of his fighter bonus feats.</text:span></text:p>
      <text:p text:style-name="P5"/>
      <text:p text:style-name="P3"><text:span text:style-name="T7">PRECISE SHOT </text:span><text:span text:style-name="T4">[GENERAL]</text:span></text:p>
      <text:p text:style-name="P3"><text:span text:style-name="T5">Prerequisite:</text:span><text:span text:style-name="T4"> Point Blank Shot.</text:span></text:p>
      <text:p text:style-name="P3"><text:span text:style-name="T5">Benefit:</text:span><text:span text:style-name="T4"> You can shoot or throw ranged weapons at an opponent engaged in melee without taking the standard –4 penalty on your attack roll.</text:span></text:p>
      <text:p text:style-name="P3"><text:span text:style-name="T5">Special:</text:span><text:span text:style-name="T4"> A fighter may select Precise Shot as one of his fighter bonus feats.</text:span></text:p>
      <text:p text:style-name="P5"/>
      <text:p text:style-name="P3"><text:span text:style-name="T7">QUICK DRAW </text:span><text:span text:style-name="T4">[GENERAL]</text:span></text:p>
      <text:p text:style-name="P3"><text:span text:style-name="T5">Prerequisite:</text:span><text:span text:style-name="T4"> Base attack bonus +1.</text:span></text:p>
      <text:p text:style-name="P3"><text:span text:style-name="T5">Benefit:</text:span><text:span text:style-name="T4"> You can draw a weapon as a free action instead of as a move action. You can draw a hidden weapon (see the Sleight of Hand skill) as a move action.</text:span></text:p>
      <text:p text:style-name="P3"><text:span text:style-name="T4">A character who has selected this feat may throw weapons at his full normal rate of attacks (much like a character with a bow).</text:span></text:p>
      <text:p text:style-name="P3"><text:span text:style-name="T5">Normal: </text:span><text:span text:style-name="T4">Without this feat, you may draw a weapon as a move action, or (if your base attack bonus is +1 or higher) as a free action as part of movement. Without this feat, you can draw a hidden weapon as a standard action.</text:span></text:p>
      <text:p text:style-name="P3"><text:span text:style-name="T5">Special:</text:span><text:span text:style-name="T4"> A fighter may select Quick Draw as one of his fighter bonus feats.</text:span></text:p>
      <text:p text:style-name="P5"/>
      <text:p text:style-name="P3"><text:span text:style-name="T7">QUICKEN SPELL </text:span><text:span text:style-name="T4">[METAMAGIC]</text:span></text:p>
      <text:p text:style-name="P3"><text:span text:style-name="T5">Benefit:</text:span><text:span text:style-name="T4"> Casting a quickened spell is a free action. You can perform another action, even casting another spell, in the same round as you cast a quickened spell. You may cast only one quickened spell per round. A spell whose casting time is more than 1 full round action cannot be quickened. A quickened spell uses up a spell slot four levels higher than the spell’s actual level. Casting a quickened spell doesn’t provoke an attack of opportunity.</text:span></text:p>
      <text:p text:style-name="P3"><text:span text:style-name="T5">Special:</text:span><text:span text:style-name="T4"> This feat can’t be applied to any spell cast spontaneously (including sorcerer spells, bard spells, and cleric or druid spells cast spontaneously), since applying a metamagic feat to a spontaneously cast spell automatically increases the casting time to a full-round action.</text:span></text:p>
      <text:p text:style-name="P5"/>
      <text:p text:style-name="P3"><text:soft-page-break/><text:span text:style-name="T7">RAPID RELOAD </text:span><text:span text:style-name="T4">[GENERAL]</text:span></text:p>
      <text:p text:style-name="P3"><text:span text:style-name="T4">Choose a type of crossbow (hand, light, or heavy).</text:span></text:p>
      <text:p text:style-name="P3"><text:span text:style-name="T5">Prerequisite:</text:span><text:span text:style-name="T4"> Weapon Proficiency (crossbow type chosen).</text:span></text:p>
      <text:p text:style-name="P3"><text:span text:style-name="T5">Benefit:</text:span><text:span text:style-name="T4"> The time required for you to reload your chosen type of crossbow is reduced to a free action (for a hand or light crossbow) or a move action (for a heavy crossbow). Reloading a crossbow still provokes an attack of opportunity.</text:span></text:p>
      <text:p text:style-name="P3"><text:span text:style-name="T4">If you have selected this feat for hand crossbow or light crossbow, you may fire that weapon as many times in a full attack action as you could attack if you were using a bow.</text:span></text:p>
      <text:p text:style-name="P3"><text:span text:style-name="T5">Normal:</text:span><text:span text:style-name="T4"> A character without this feat needs a move action to reload a hand or light crossbow, or a full-round action to reload a heavy crossbow. </text:span></text:p>
      <text:p text:style-name="P3"><text:span text:style-name="T5">Special:</text:span><text:span text:style-name="T4"> You can gain Rapid Reload multiple times. Each time you take the feat, it applies to a new type of crossbow.</text:span></text:p>
      <text:p text:style-name="P3"><text:span text:style-name="T4">A fighter may select Rapid Reload as one of his fighter bonus feats.</text:span></text:p>
      <text:p text:style-name="P5"/>
      <text:p text:style-name="P3"><text:span text:style-name="T7">RAPID SHOT </text:span><text:span text:style-name="T4">[GENERAL]</text:span></text:p>
      <text:p text:style-name="P3"><text:span text:style-name="T5">Prerequisites:</text:span><text:span text:style-name="T4"> Dex 13, Point Blank Shot.</text:span></text:p>
      <text:p text:style-name="P3"><text:span text:style-name="T5">Benefit:</text:span><text:span text:style-name="T4"> You can get one extra attack per round with a ranged weapon. The attack is at your highest base attack bonus, but each attack you make in that round (the extra one and the normal ones) takes a –2 penalty. You must use the full attack action to use this feat.</text:span></text:p>
      <text:p text:style-name="P3"><text:span text:style-name="T5">Special:</text:span><text:span text:style-name="T4"> A fighter may select Rapid Shot as one of his fighter bonus feats.</text:span></text:p>
      <text:p text:style-name="P3"><text:span text:style-name="T4">A 2nd-level ranger who has chosen the archery combat style is treated as having Rapid Shot, even if he does not have the prerequisites for it, but only when he is wearing light or no armor.</text:span></text:p>
      <text:p text:style-name="P5"/>
      <text:p text:style-name="P3"><text:span text:style-name="T7">RIDE-BY ATTACK </text:span><text:span text:style-name="T4">[GENERAL]</text:span></text:p>
      <text:p text:style-name="P3"><text:span text:style-name="T5">Prerequisites:</text:span><text:span text:style-name="T4"> Ride 1 rank, Mounted Combat.</text:span></text:p>
      <text:p text:style-name="P3"><text:span text:style-name="T5">Benefit:</text:span><text:span text:style-name="T4"> When you are mounted and use the charge action, you may move and attack as if with a standard charge and then move again (continuing the straight line of the charge). Your total movement for the round can’t exceed double your mounted speed. You and your mount do not provoke an attack of opportunity from the opponent that you attack.</text:span></text:p>
      <text:p text:style-name="P3"><text:span text:style-name="T5">Special:</text:span><text:span text:style-name="T4"> A fighter may select Ride-By Attack as one of his fighter bonus feats.</text:span></text:p>
      <text:p text:style-name="P5"/>
      <text:p text:style-name="P3"><text:span text:style-name="T7">RUN </text:span><text:span text:style-name="T4">[GENERAL]</text:span></text:p>
      <text:p text:style-name="P3"><text:span text:style-name="T5">Benefit:</text:span><text:span text:style-name="T4"> When running, you move five times your normal speed (if wearing medium, light, or no armor and carrying no more than a medium load) or four times your speed (if wearing heavy armor or carrying a heavy load). If you make a jump after a running start (see the Jump skill description), you gain a +4 bonus on your Jump check. While running, you retain your Dexterity bonus to AC.</text:span></text:p>
      <text:p text:style-name="P3"><text:span text:style-name="T5">Normal:</text:span><text:span text:style-name="T4"> You move four times your speed while running (if wearing medium, light, or no armor and carrying no more than a medium load) or three times your speed (if wearing heavy armor or carrying a heavy load), and you lose your Dexterity bonus to AC.</text:span></text:p>
      <text:p text:style-name="P5"/>
      <text:p text:style-name="P3"><text:soft-page-break/><text:span text:style-name="T7">SCRIBE SCROLL </text:span><text:span text:style-name="T4">[ITEM CREATION]</text:span></text:p>
      <text:p text:style-name="P3"><text:span text:style-name="T5">Prerequisite:</text:span><text:span text:style-name="T4"> Caster level 1st.</text:span></text:p>
      <text:p text:style-name="P3"><text:span text:style-name="T5">Benefit:</text:span><text:span text:style-name="T4"> You can create a scroll of any spell that you know. Scribing a scroll takes one day for each 1,000 gp in its base price. The base price of a scroll is its spell level x its caster level x 25 gp. To scribe a scroll, you must spend 1/25 of this base price in XP and use up raw materials costing one-half of this base price.</text:span></text:p>
      <text:p text:style-name="P3"><text:span text:style-name="T4">Any scroll that stores a spell with a costly material component or an XP cost also carries a commensurate cost. In addition to the costs derived from the base price, you must expend the material component or pay the XP when scribing the scroll.</text:span></text:p>
      <text:p text:style-name="P5"/>
      <text:p text:style-name="P3"><text:span text:style-name="T7">SELF-SUFFICIENT </text:span><text:span text:style-name="T4">[GENERAL]</text:span></text:p>
      <text:p text:style-name="P3"><text:span text:style-name="T5">Benefit:</text:span><text:span text:style-name="T4"> You get a +2 bonus on all Heal checks and Survival checks.</text:span></text:p>
      <text:p text:style-name="P5"/>
      <text:p text:style-name="P3"><text:span text:style-name="T7">SHIELD PROFICIENCY </text:span><text:span text:style-name="T4">[GENERAL]</text:span></text:p>
      <text:p text:style-name="P3"><text:span text:style-name="T5">Benefit:</text:span><text:span text:style-name="T4"> You can use a shield and take only the standard penalties.</text:span></text:p>
      <text:p text:style-name="P3"><text:span text:style-name="T5">Normal:</text:span><text:span text:style-name="T4"> When you are using a shield with which you are not proficient, you take the shield’s armor check penalty on attack rolls and on all skill checks that involve moving, including Ride checks.</text:span></text:p>
      <text:p text:style-name="P3"><text:span text:style-name="T5">Special:</text:span><text:span text:style-name="T4"> Barbarians, bards, clerics, druids, fighters, paladins, and rangers automatically have Shield Proficiency as a bonus feat. They need not select it.</text:span></text:p>
      <text:p text:style-name="P5"/>
      <text:p text:style-name="P3"><text:span text:style-name="T7">SHOT ON THE RUN </text:span><text:span text:style-name="T4">[GENERAL]</text:span></text:p>
      <text:p text:style-name="P3"><text:span text:style-name="T5">Prerequisites:</text:span><text:span text:style-name="T4"> Dex 13, Dodge, Mobility, Point Blank Shot, base attack bonus +4.</text:span></text:p>
      <text:p text:style-name="P3"><text:span text:style-name="T5">Benefit:</text:span><text:span text:style-name="T4"> When using the attack action with a ranged weapon, you can move both before and after the attack, provided that your total distance moved is not greater than your speed.</text:span></text:p>
      <text:p text:style-name="P3"><text:span text:style-name="T5">Special:</text:span><text:span text:style-name="T4"> A fighter may select Shot on the Run as one of his fighter bonus feats.</text:span></text:p>
      <text:p text:style-name="P5"/>
      <text:p text:style-name="P3"><text:span text:style-name="T7">SILENT SPELL </text:span><text:span text:style-name="T4">[METAMAGIC]</text:span></text:p>
      <text:p text:style-name="P3"><text:span text:style-name="T5">Benefit:</text:span><text:span text:style-name="T4"> A silent spell can be cast with no verbal components. Spells without verbal components are not affected. A silent spell uses up a spell slot one level higher than the spell’s actual level.</text:span></text:p>
      <text:p text:style-name="P3"><text:span text:style-name="T5">Special:</text:span><text:span text:style-name="T4"> Bard spells cannot be enhanced by this metamagic feat.</text:span></text:p>
      <text:p text:style-name="P5"/>
      <text:p text:style-name="P3"><text:span text:style-name="T7">SIMPLE WEAPON PROFICIENCY </text:span><text:span text:style-name="T4">[GENERAL]</text:span></text:p>
      <text:p text:style-name="P3"><text:span text:style-name="T5">Benefit:</text:span><text:span text:style-name="T4"> You make attack rolls with simple weapons normally.</text:span></text:p>
      <text:p text:style-name="P3"><text:soft-page-break/><text:span text:style-name="T5">Normal:</text:span><text:span text:style-name="T4"> When using a weapon with which you are not proficient, you take a –4 penalty on attack rolls.</text:span></text:p>
      <text:p text:style-name="P3"><text:span text:style-name="T5">Special:</text:span><text:span text:style-name="T4"> All characters except for druids, monks, and wizards are automatically proficient with all simple weapons. They need not select this feat.</text:span></text:p>
      <text:p text:style-name="P5"/>
      <text:p text:style-name="P3"><text:span text:style-name="T7">SKILL FOCUS </text:span><text:span text:style-name="T4">[GENERAL]</text:span></text:p>
      <text:p text:style-name="P3"><text:span text:style-name="T4">Choose a skill.</text:span></text:p>
      <text:p text:style-name="P3"><text:span text:style-name="T5">Benefit:</text:span><text:span text:style-name="T4"> You get a +3 bonus on all checks involving that skill.</text:span></text:p>
      <text:p text:style-name="P3"><text:span text:style-name="T5">Special:</text:span><text:span text:style-name="T4"> You can gain this feat multiple times. Its effects do not stack. Each time you take the feat, it applies to a new skill.</text:span></text:p>
      <text:p text:style-name="P5"/>
      <text:p text:style-name="P3"><text:span text:style-name="T7">SNATCH ARROWS </text:span><text:span text:style-name="T4">[GENERAL]</text:span></text:p>
      <text:p text:style-name="P3"><text:span text:style-name="T5">Prerequisites:</text:span><text:span text:style-name="T4"> Dex 15, Deflect Arrows, Improved Unarmed Strike.</text:span></text:p>
      <text:p text:style-name="P3"><text:span text:style-name="T5">Benefit:</text:span><text:span text:style-name="T4"> When using the Deflect Arrows feat you may catch the weapon instead of just deflecting it. Thrown weapons can immediately be thrown back at the original attacker (even though it isn’t your turn) or kept for later use.</text:span></text:p>
      <text:p text:style-name="P3"><text:span text:style-name="T4">You must have at least one hand free (holding nothing) to use this feat.</text:span></text:p>
      <text:p text:style-name="P3"><text:span text:style-name="T5">Special:</text:span><text:span text:style-name="T4"> A fighter may select Snatch Arrows as one of his fighter bonus feats.</text:span></text:p>
      <text:p text:style-name="P5"/>
      <text:p text:style-name="P3"><text:span text:style-name="T7">SPELL FOCUS </text:span><text:span text:style-name="T4">[GENERAL]</text:span></text:p>
      <text:p text:style-name="P3"><text:span text:style-name="T4">Choose a school of magic.</text:span></text:p>
      <text:p text:style-name="P3"><text:span text:style-name="T5">Benefit:</text:span><text:span text:style-name="T4"> Add +1 to the Difficulty Class for all saving throws against spells from the school of magic you select.</text:span></text:p>
      <text:p text:style-name="P3"><text:span text:style-name="T5">Special:</text:span><text:span text:style-name="T4"> You can gain this feat multiple times. Its effects do not stack. Each time you take the feat, it applies to a new school of magic.</text:span></text:p>
      <text:p text:style-name="P5"/>
      <text:p text:style-name="P3"><text:span text:style-name="T7">SPELL MASTERY </text:span><text:span text:style-name="T4">[SPECIAL]</text:span></text:p>
      <text:p text:style-name="P3"><text:span text:style-name="T5">Prerequisite: </text:span><text:span text:style-name="T4">Wizard level 1st.</text:span></text:p>
      <text:p text:style-name="P3"><text:span text:style-name="T5">Benefit:</text:span><text:span text:style-name="T4"> Each time you take this feat, choose a number of spells equal to your Intelligence modifier that you already know. From that point on, you can prepare these spells without referring to a spellbook.</text:span></text:p>
      <text:p text:style-name="P3"><text:span text:style-name="T5">Normal: </text:span><text:span text:style-name="T4">Without this feat, you must use a spellbook to prepare all your spells, except </text:span><text:span text:style-name="T6">read magic.</text:span></text:p>
      <text:p text:style-name="P5"/>
      <text:p text:style-name="P3"><text:soft-page-break/><text:span text:style-name="T7">SPELL PENETRATION </text:span><text:span text:style-name="T4">[GENERAL]</text:span></text:p>
      <text:p text:style-name="P3"><text:span text:style-name="T5">Benefit:</text:span><text:span text:style-name="T4"> You get a +2 bonus on caster level checks (1d20 + caster level) made to overcome a creature’s spell resistance.</text:span></text:p>
      <text:p text:style-name="P5"/>
      <text:p text:style-name="P3"><text:span text:style-name="T7">SPIRITED CHARGE </text:span><text:span text:style-name="T4">[GENERAL]</text:span></text:p>
      <text:p text:style-name="P3"><text:span text:style-name="T5">Prerequisites:</text:span><text:span text:style-name="T4"> Ride 1 rank, Mounted Combat, Ride-By Attack.</text:span></text:p>
      <text:p text:style-name="P3"><text:span text:style-name="T5">Benefit:</text:span><text:span text:style-name="T4"> When mounted and using the charge action, you deal double damage with a melee weapon (or triple damage with a lance).</text:span></text:p>
      <text:p text:style-name="P3"><text:span text:style-name="T5">Special:</text:span><text:span text:style-name="T4"> A fighter may select Spirited Charge as one of his fighter bonus feats.</text:span></text:p>
      <text:p text:style-name="P5"/>
      <text:p text:style-name="P3"><text:span text:style-name="T7">SPRING ATTACK [</text:span><text:span text:style-name="T4">GENERAL]</text:span></text:p>
      <text:p text:style-name="P3"><text:span text:style-name="T5">Prerequisites:</text:span><text:span text:style-name="T4"> Dex 13, Dodge, Mobility, base attack bonus +4.</text:span></text:p>
      <text:p text:style-name="P3"><text:span text:style-name="T5">Benefit:</text:span><text:span text:style-name="T4"> When using the attack action with a melee weapon, you can move both before and after the attack, provided that your total distance moved is not greater than your speed. Moving in this way does not provoke an attack of opportunity from the defender you attack, though it might provoke attacks of opportunity from other creatures, if appropriate. You can’t use this feat if you are wearing heavy armor.</text:span></text:p>
      <text:p text:style-name="P3"><text:span text:style-name="T4">You must move at least 5 feet both before and after you make your attack in order to utilize the benefits of Spring Attack.</text:span></text:p>
      <text:p text:style-name="P3"><text:span text:style-name="T5">Special:</text:span><text:span text:style-name="T4"> A fighter may select Spring Attack as one of his fighter bonus feats.</text:span></text:p>
      <text:p text:style-name="P5"/>
      <text:p text:style-name="P3"><text:span text:style-name="T7">STEALTHY </text:span><text:span text:style-name="T4">[GENERAL]</text:span></text:p>
      <text:p text:style-name="P3"><text:span text:style-name="T5">Benefit:</text:span><text:span text:style-name="T4"> You get a +2 bonus on all Hide checks and Move Silently checks.</text:span></text:p>
      <text:p text:style-name="P5"/>
      <text:p text:style-name="P3"><text:span text:style-name="T7">STILL SPELL </text:span><text:span text:style-name="T4">[METAMAGIC]</text:span></text:p>
      <text:p text:style-name="P3"><text:span text:style-name="T5">Benefit:</text:span><text:span text:style-name="T4"> A stilled spell can be cast with no somatic components.</text:span></text:p>
      <text:p text:style-name="P3"><text:span text:style-name="T4">Spells without somatic components are not affected. A stilled spell uses up a spell slot one level higher than the spell’s actual level.</text:span></text:p>
      <text:p text:style-name="P5"/>
      <text:p text:style-name="P3"><text:span text:style-name="T7">STUNNING FIST </text:span><text:span text:style-name="T4">[GENERAL]</text:span></text:p>
      <text:p text:style-name="P3"><text:span text:style-name="T5">Prerequisites:</text:span><text:span text:style-name="T4"> Dex 13, Wis 13, Improved Unarmed Strike, base attack bonus +8.</text:span></text:p>
      <text:p text:style-name="P3"><text:span text:style-name="T5">Benefit:</text:span><text:span text:style-name="T4"> You must declare that you are using this feat before you make your attack roll (thus, a failed attack roll ruins the attempt). Stunning Fist forces a foe damaged by your unarmed attack to make a Fortitude saving throw (DC 10 + 1/2 your character level + your Wis modifier), in addition to dealing damage normally. A defender who fails this saving throw is stunned for 1 round (until just before your next action). A stunned character can’t act, loses any Dexterity bonus to AC, and takes a –2 penalty to AC. You may attempt a stunning attack once per day for every four levels you have attained (but see Special), and no more than once per round. Constructs, oozes, plants, undead, incorporeal creatures, and creatures immune to critical hits cannot be stunned.</text:span></text:p>
      <text:p text:style-name="P3"><text:soft-page-break/><text:span text:style-name="T5">Special:</text:span><text:span text:style-name="T4"> A monk may select Stunning Fist as a bonus feat at 1st level, even if she does not meet the prerequisites. A monk who selects this feat may attempt a stunning attack a number of times per day equal to her monk level, plus one more time per day for every four levels she has in classes other than monk.</text:span></text:p>
      <text:p text:style-name="P3"><text:span text:style-name="T4">A fighter may select Stunning Fist as one of his fighter bonus feats.</text:span></text:p>
      <text:p text:style-name="P5"/>
      <text:p text:style-name="P3"><text:span text:style-name="T7">TOUGHNESS </text:span><text:span text:style-name="T4">[GENERAL]</text:span></text:p>
      <text:p text:style-name="P3"><text:span text:style-name="T5">Benefit:</text:span><text:span text:style-name="T4"> You gain +3 hit points.</text:span></text:p>
      <text:p text:style-name="P3"><text:span text:style-name="T5">Special:</text:span><text:span text:style-name="T4"> A character may gain this feat multiple times. Its effects stack.</text:span></text:p>
      <text:p text:style-name="P5"/>
      <text:p text:style-name="P3"><text:span text:style-name="T7">TOWER SHIELD PROFICIENCY </text:span><text:span text:style-name="T4">[GENERAL]</text:span></text:p>
      <text:p text:style-name="P3"><text:span text:style-name="T5">Prerequisite:</text:span><text:span text:style-name="T4"> Shield Proficiency.</text:span></text:p>
      <text:p text:style-name="P3"><text:span text:style-name="T5">Benefit:</text:span><text:span text:style-name="T4"> You can use a tower shield and suffer only the standard penalties.</text:span></text:p>
      <text:p text:style-name="P3"><text:span text:style-name="T5">Normal:</text:span><text:span text:style-name="T4"> A character who is using a shield with which he or she is not proficient takes the shield’s armor check penalty on attack rolls and on all skill checks that involve moving, including Ride.</text:span></text:p>
      <text:p text:style-name="P3"><text:span text:style-name="T5">Special:</text:span><text:span text:style-name="T4"> Fighters automatically have Tower Shield Proficiency as a bonus feat. They need not select it.</text:span></text:p>
      <text:p text:style-name="P5"/>
      <text:p text:style-name="P3"><text:span text:style-name="T7">TRACK </text:span><text:span text:style-name="T4">[GENERAL]</text:span></text:p>
      <text:p text:style-name="P3"><text:span text:style-name="T5">Benefit:</text:span><text:span text:style-name="T4"> To find tracks or to follow them for 1 mile requires a successful Survival check. You must make another Survival check every time the tracks become difficult to follow.</text:span></text:p>
      <text:p text:style-name="P3"><text:span text:style-name="T4">You move at half your normal speed (or at your normal speed with a –5 penalty on the check, or at up to twice your normal speed with a –20 penalty on the check). The DC depends on the surface and the prevailing conditions, as given on the table below:</text:span></text:p>
      <text:p text:style-name="P9"/>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h text:style-name="P1" text:outline-level="1"><text:span text:style-name="T4">Surface</text:span></text:h>
          </table:table-cell>
          <table:table-cell table:style-name="Table7.A1" office:value-type="string">
            <text:h text:style-name="P1" text:outline-level="1"><text:span text:style-name="T4">Survival DC </text:span></text:h>
          </table:table-cell>
          <table:table-cell table:style-name="Table7.A1" office:value-type="string">
            <text:h text:style-name="P1" text:outline-level="1"><text:span text:style-name="T4">Surface Survival </text:span></text:h>
          </table:table-cell>
          <table:table-cell table:style-name="Table7.A1" office:value-type="string">
            <text:h text:style-name="P1" text:outline-level="1"><text:span text:style-name="T4">DC</text:span></text:h>
          </table:table-cell>
        </table:table-row>
        <table:table-row table:style-name="Table7.1">
          <table:table-cell table:style-name="Table7.A2" office:value-type="string">
            <text:p text:style-name="P11"><text:span text:style-name="T4">Very soft ground </text:span></text:p>
          </table:table-cell>
          <table:table-cell table:style-name="Table7.A2" office:value-type="string">
            <text:p text:style-name="P11"><text:span text:style-name="T4">5 </text:span></text:p>
          </table:table-cell>
          <table:table-cell table:style-name="Table7.A2" office:value-type="string">
            <text:p text:style-name="P11"><text:span text:style-name="T4">Firm ground </text:span></text:p>
          </table:table-cell>
          <table:table-cell table:style-name="Table7.A2" office:value-type="string">
            <text:p text:style-name="P11"><text:span text:style-name="T4">15</text:span></text:p>
          </table:table-cell>
        </table:table-row>
        <table:table-row table:style-name="Table7.1">
          <table:table-cell table:style-name="Table7.A3" office:value-type="string">
            <text:p text:style-name="P11"><text:span text:style-name="T4">Soft ground </text:span></text:p>
          </table:table-cell>
          <table:table-cell table:style-name="Table7.A3" office:value-type="string">
            <text:p text:style-name="P11"><text:span text:style-name="T4">10 </text:span></text:p>
          </table:table-cell>
          <table:table-cell table:style-name="Table7.A3" office:value-type="string">
            <text:p text:style-name="P11"><text:span text:style-name="T4">Hard ground </text:span></text:p>
          </table:table-cell>
          <table:table-cell table:style-name="Table7.A3" office:value-type="string">
            <text:p text:style-name="P11"><text:span text:style-name="T4">20</text:span></text:p>
          </table:table-cell>
        </table:table-row>
      </table:table>
      <text:p text:style-name="P6"/>
      <text:p text:style-name="P3"><text:span text:style-name="T6">Very Soft Ground: </text:span><text:span text:style-name="T4">Any surface (fresh snow, thick dust, wet mud) that holds deep, clear impressions of footprints.</text:span></text:p>
      <text:p text:style-name="P3"><text:span text:style-name="T6">Soft Ground: </text:span><text:span text:style-name="T4">Any surface soft enough to yield to pressure, but firmer than wet mud or fresh snow, in which a creature leaves frequent but shallow footprints.</text:span></text:p>
      <text:p text:style-name="P3"><text:span text:style-name="T6">Firm Ground: </text:span><text:span text:style-name="T4">Most normal outdoor surfaces (such as lawns, fields, woods, and the like) or exceptionally soft or dirty indoor surfaces (thick rugs and very dirty or dusty floors). The creature might leave some traces (broken branches or tufts of hair), but it leaves only occasional or partial footprints.</text:span></text:p>
      <text:p text:style-name="P3"><text:soft-page-break/><text:span text:style-name="T6">Hard Ground: </text:span><text:span text:style-name="T4">Any surface that doesn’t hold footprints at all, such as bare rock or an indoor floor. Most streambeds fall into this category, since any footprints left behind are obscured or washed away. The creature leaves only traces (scuff marks or displaced pebbles). </text:span></text:p>
      <text:p text:style-name="P3"><text:span text:style-name="T4">Several modifiers may apply to the Survival check, as given on the table below.</text:span></text:p>
      <text:p text:style-name="P9"/>
      <table:table table:name="Table8" table:style-name="Table8">
        <table:table-column table:style-name="Table8.A"/>
        <table:table-column table:style-name="Table8.B"/>
        <text:soft-page-break/>
        <table:table-row table:style-name="Table8.1">
          <table:table-cell table:style-name="Table8.A1" office:value-type="string">
            <text:h text:style-name="P1" text:outline-level="1"><text:span text:style-name="T4">Condition </text:span></text:h>
          </table:table-cell>
          <table:table-cell table:style-name="Table8.A1" office:value-type="string">
            <text:h text:style-name="P2" text:outline-level="1"><text:span text:style-name="T4">Survival DC Modifier</text:span></text:h>
          </table:table-cell>
        </table:table-row>
        <table:table-row table:style-name="Table8.1">
          <table:table-cell table:style-name="Table8.A2" office:value-type="string">
            <text:p text:style-name="P11"><text:span text:style-name="T4">Every three creatures in the group being tracked </text:span></text:p>
          </table:table-cell>
          <table:table-cell table:style-name="Table8.A2" office:value-type="string">
            <text:p text:style-name="P13"><text:span text:style-name="T4">–1</text:span></text:p>
          </table:table-cell>
        </table:table-row>
        <table:table-row table:style-name="Table8.1">
          <table:table-cell table:style-name="Table8.A2" office:value-type="string">
            <text:p text:style-name="P3"><text:span text:style-name="T4">Size of creature or creatures being tracked:</text:span><text:span text:style-name="T8">1</text:span></text:p>
          </table:table-cell>
          <table:table-cell table:style-name="Table8.A2" office:value-type="string">
            <text:p text:style-name="P10"/>
          </table:table-cell>
        </table:table-row>
        <table:table-row table:style-name="Table8.1">
          <table:table-cell table:style-name="Table8.A2" office:value-type="string">
            <text:p text:style-name="P20"><text:span text:style-name="T4">Fine </text:span></text:p>
          </table:table-cell>
          <table:table-cell table:style-name="Table8.A2" office:value-type="string">
            <text:p text:style-name="P12"><text:span text:style-name="T4">+8</text:span></text:p>
          </table:table-cell>
        </table:table-row>
        <table:table-row table:style-name="Table8.1">
          <table:table-cell table:style-name="Table8.A2" office:value-type="string">
            <text:p text:style-name="P20"><text:span text:style-name="T4">Diminutive </text:span></text:p>
          </table:table-cell>
          <table:table-cell table:style-name="Table8.A2" office:value-type="string">
            <text:p text:style-name="P12"><text:span text:style-name="T4">+4</text:span></text:p>
          </table:table-cell>
        </table:table-row>
        <table:table-row table:style-name="Table8.1">
          <table:table-cell table:style-name="Table8.A2" office:value-type="string">
            <text:p text:style-name="P20"><text:span text:style-name="T4">Tiny </text:span></text:p>
          </table:table-cell>
          <table:table-cell table:style-name="Table8.A2" office:value-type="string">
            <text:p text:style-name="P12"><text:span text:style-name="T4">+2</text:span></text:p>
          </table:table-cell>
        </table:table-row>
        <table:table-row table:style-name="Table8.1">
          <table:table-cell table:style-name="Table8.A2" office:value-type="string">
            <text:p text:style-name="P20"><text:span text:style-name="T4">Small </text:span></text:p>
          </table:table-cell>
          <table:table-cell table:style-name="Table8.A2" office:value-type="string">
            <text:p text:style-name="P12"><text:span text:style-name="T4">+1</text:span></text:p>
          </table:table-cell>
        </table:table-row>
        <table:table-row table:style-name="Table8.1">
          <table:table-cell table:style-name="Table8.A2" office:value-type="string">
            <text:p text:style-name="P20"><text:span text:style-name="T4">Medium </text:span></text:p>
          </table:table-cell>
          <table:table-cell table:style-name="Table8.A2" office:value-type="string">
            <text:p text:style-name="P12"><text:span text:style-name="T4">+0</text:span></text:p>
          </table:table-cell>
        </table:table-row>
        <table:table-row table:style-name="Table8.1">
          <table:table-cell table:style-name="Table8.A2" office:value-type="string">
            <text:p text:style-name="P20"><text:span text:style-name="T4">Large </text:span></text:p>
          </table:table-cell>
          <table:table-cell table:style-name="Table8.A2" office:value-type="string">
            <text:p text:style-name="P12"><text:span text:style-name="T4">–1</text:span></text:p>
          </table:table-cell>
        </table:table-row>
        <table:table-row table:style-name="Table8.1">
          <table:table-cell table:style-name="Table8.A2" office:value-type="string">
            <text:p text:style-name="P20"><text:span text:style-name="T4">Huge </text:span></text:p>
          </table:table-cell>
          <table:table-cell table:style-name="Table8.A2" office:value-type="string">
            <text:p text:style-name="P12"><text:span text:style-name="T4">–2</text:span></text:p>
          </table:table-cell>
        </table:table-row>
        <table:table-row table:style-name="Table8.1">
          <table:table-cell table:style-name="Table8.A2" office:value-type="string">
            <text:p text:style-name="P20"><text:span text:style-name="T4">Gargantuan </text:span></text:p>
          </table:table-cell>
          <table:table-cell table:style-name="Table8.A2" office:value-type="string">
            <text:p text:style-name="P12"><text:span text:style-name="T4">–4</text:span></text:p>
          </table:table-cell>
        </table:table-row>
        <table:table-row table:style-name="Table8.1">
          <table:table-cell table:style-name="Table8.A2" office:value-type="string">
            <text:p text:style-name="P20"><text:span text:style-name="T4">Colossal </text:span></text:p>
          </table:table-cell>
          <table:table-cell table:style-name="Table8.A2" office:value-type="string">
            <text:p text:style-name="P12"><text:span text:style-name="T4">–8</text:span></text:p>
          </table:table-cell>
        </table:table-row>
        <table:table-row table:style-name="Table8.1">
          <table:table-cell table:style-name="Table8.A2" office:value-type="string">
            <text:p text:style-name="P3"><text:span text:style-name="T4">Every 24 hours since the trail was made </text:span></text:p>
          </table:table-cell>
          <table:table-cell table:style-name="Table8.A2" office:value-type="string">
            <text:p text:style-name="P12"><text:span text:style-name="T4">+1</text:span></text:p>
          </table:table-cell>
        </table:table-row>
        <table:table-row table:style-name="Table8.1">
          <table:table-cell table:style-name="Table8.A2" office:value-type="string">
            <text:p text:style-name="P3"><text:span text:style-name="T4">Every hour of rain since the trail was made </text:span></text:p>
          </table:table-cell>
          <table:table-cell table:style-name="Table8.A2" office:value-type="string">
            <text:p text:style-name="P12"><text:span text:style-name="T4">+1</text:span></text:p>
          </table:table-cell>
        </table:table-row>
        <table:table-row table:style-name="Table8.1">
          <table:table-cell table:style-name="Table8.A2" office:value-type="string">
            <text:p text:style-name="P3"><text:span text:style-name="T4">Fresh snow cover since the trail was made </text:span></text:p>
          </table:table-cell>
          <table:table-cell table:style-name="Table8.A2" office:value-type="string">
            <text:p text:style-name="P12"><text:span text:style-name="T4">+10</text:span></text:p>
          </table:table-cell>
        </table:table-row>
        <table:table-row table:style-name="Table8.1">
          <table:table-cell table:style-name="Table8.A2" office:value-type="string">
            <text:p text:style-name="P3"><text:span text:style-name="T4">Poor visibility:</text:span><text:span text:style-name="T8">2</text:span></text:p>
          </table:table-cell>
          <table:table-cell table:style-name="Table8.A2" office:value-type="string">
            <text:p text:style-name="P10"/>
          </table:table-cell>
        </table:table-row>
        <table:table-row table:style-name="Table8.1">
          <table:table-cell table:style-name="Table8.A2" office:value-type="string">
            <text:p text:style-name="P20"><text:span text:style-name="T4">Overcast or moonless night </text:span></text:p>
          </table:table-cell>
          <table:table-cell table:style-name="Table8.A2" office:value-type="string">
            <text:p text:style-name="P12"><text:span text:style-name="T4">+6</text:span></text:p>
          </table:table-cell>
        </table:table-row>
        <table:table-row table:style-name="Table8.1">
          <table:table-cell table:style-name="Table8.A2" office:value-type="string">
            <text:p text:style-name="P20"><text:span text:style-name="T4">Moonlight </text:span></text:p>
          </table:table-cell>
          <table:table-cell table:style-name="Table8.A2" office:value-type="string">
            <text:p text:style-name="P12"><text:span text:style-name="T4">+3</text:span></text:p>
          </table:table-cell>
        </table:table-row>
        <table:table-row table:style-name="Table8.1">
          <table:table-cell table:style-name="Table8.A2" office:value-type="string">
            <text:p text:style-name="P20"><text:span text:style-name="T4">Fog or precipitation </text:span></text:p>
          </table:table-cell>
          <table:table-cell table:style-name="Table8.A2" office:value-type="string">
            <text:p text:style-name="P12"><text:span text:style-name="T4">+3</text:span></text:p>
          </table:table-cell>
        </table:table-row>
        <table:table-row table:style-name="Table8.1">
          <table:table-cell table:style-name="Table8.A2" office:value-type="string">
            <text:p text:style-name="P3"><text:span text:style-name="T4">Tracked party hides trail (and moves at half speed) </text:span></text:p>
          </table:table-cell>
          <table:table-cell table:style-name="Table8.A2" office:value-type="string">
            <text:p text:style-name="P12"><text:span text:style-name="T4">+5</text:span></text:p>
          </table:table-cell>
        </table:table-row>
        <table:table-row table:style-name="Table8.21">
          <table:table-cell table:style-name="Table8.A2" table:number-columns-spanned="2" office:value-type="string">
            <text:p text:style-name="P11"><text:span text:style-name="T4">1 For a group of mixed sizes, apply only the modifier for the largest size category.</text:span></text:p>
          </table:table-cell>
          <table:covered-table-cell/>
        </table:table-row>
        <table:table-row table:style-name="Table8.21">
          <table:table-cell table:style-name="Table8.A22" table:number-columns-spanned="2" office:value-type="string">
            <text:p text:style-name="P11"><text:span text:style-name="T4">2 Apply only the largest modifier from this category.</text:span></text:p>
          </table:table-cell>
          <table:covered-table-cell/>
        </table:table-row>
      </table:table>
      <text:p text:style-name="P6"/>
      <text:p text:style-name="P3"><text:span text:style-name="T4">If you fail a Survival check, you can retry after 1 hour (outdoors) or 10 minutes (indoors) of searching.</text:span></text:p>
      <text:p text:style-name="P3"><text:span text:style-name="T5">Normal:</text:span><text:span text:style-name="T4"> Without this feat, you can use the Survival skill to find tracks, but you can follow them only if the DC for the task is 10 or lower. Alternatively, you can use the Search skill to find a footprint or similar sign of a creature’s passage using the DCs given above, but you can’t use Search to follow tracks, even if someone else has already found them.</text:span></text:p>
      <text:p text:style-name="P3"><text:span text:style-name="T5">Special:</text:span><text:span text:style-name="T4"> A ranger automatically has Track as a bonus feat. He need not select it.</text:span></text:p>
      <text:p text:style-name="P3"><text:span text:style-name="T4">This feat does not allow you to find or follow the tracks made by a subject of a </text:span><text:span text:style-name="T6">pass without trace </text:span><text:span text:style-name="T4">spell.</text:span></text:p>
      <text:p text:style-name="P5"/>
      <text:p text:style-name="P3"><text:span text:style-name="T7">TRAMPLE </text:span><text:span text:style-name="T4">[GENERAL]</text:span></text:p>
      <text:p text:style-name="P3"><text:span text:style-name="T5">Prerequisites:</text:span><text:span text:style-name="T4"> Ride 1 rank, Mounted Combat.</text:span></text:p>
      <text:p text:style-name="P3"><text:span text:style-name="T5">Benefit:</text:span><text:span text:style-name="T4"> When you attempt to overrun an opponent while mounted, your target may not choose to avoid you. Your mount may make one hoof attack against any target you knock down, gaining the standard +4 bonus on attack rolls against prone targets.</text:span></text:p>
      <text:p text:style-name="P3"><text:span text:style-name="T5">Special:</text:span><text:span text:style-name="T4"> A fighter may select Trample as one of his fighter bonus feats.</text:span></text:p>
      <text:p text:style-name="P5"/>
      <text:p text:style-name="P3"><text:span text:style-name="T7">TWO-WEAPON DEFENSE </text:span><text:span text:style-name="T4">[GENERAL]</text:span></text:p>
      <text:p text:style-name="P3"><text:span text:style-name="T5">Prerequisites:</text:span><text:span text:style-name="T4"> Dex 15, Two-Weapon Fighting.</text:span></text:p>
      <text:p text:style-name="P3"><text:span text:style-name="T5">Benefit: </text:span><text:span text:style-name="T4">When wielding a double weapon or two weapons (not including natural weapons or unarmed strikes), you gain a +1 shield bonus to your AC.</text:span></text:p>
      <text:p text:style-name="P3"><text:span text:style-name="T4">When you are fighting defensively or using the total defense action, this shield bonus increases to +2.</text:span></text:p>
      <text:p text:style-name="P3"><text:span text:style-name="T5">Special:</text:span><text:span text:style-name="T4"> A fighter may select Two-Weapon Defense as one of his fighter bonus feats.</text:span></text:p>
      <text:p text:style-name="P5"/>
      <text:p text:style-name="P3"><text:span text:style-name="T7">TWO-WEAPON FIGHTING </text:span><text:span text:style-name="T4">[GENERAL]</text:span></text:p>
      <text:p text:style-name="P3"><text:span text:style-name="T4">You can fight with a weapon in each hand. You can make one extra attack each round with the second weapon.</text:span></text:p>
      <text:p text:style-name="P3"><text:span text:style-name="T5">Prerequisite:</text:span><text:span text:style-name="T4"> Dex 15.</text:span></text:p>
      <text:p text:style-name="P3"><text:span text:style-name="T5">Benefit:</text:span><text:span text:style-name="T4"> Your penalties on attack rolls for fighting with two weapons are reduced. The penalty for your primary hand lessens by 2 and the one for your off hand lessens by 6.</text:span></text:p>
      <text:p text:style-name="P3"><text:span text:style-name="T5">Normal:</text:span><text:span text:style-name="T4"> </text:span><text:span text:style-name="T2">If you wield a second weapon in your off hand, you can get one extra attack per round with that weapon. When fighting in this way you suffer a –6 penalty with your regular attack or attacks with your primary hand and a –10 penalty to the attack with your off hand. If your off-hand weapon is light the penalties are reduced by 2 each. (An unarmed strike is always considered light.)</text:span></text:p>
      <text:p text:style-name="P3"><text:span text:style-name="T5">Special:</text:span><text:span text:style-name="T4"> A 2nd-level ranger who has chosen the two-weapon combat style is treated as having Two-Weapon Fighting, even if he does not have the prerequisite for it, but only when he is wearing light or no armor.</text:span></text:p>
      <text:p text:style-name="P3"><text:soft-page-break/><text:span text:style-name="T4">A fighter may select Two-Weapon Fighting as one of his fighter bonus feats.</text:span></text:p>
      <text:p text:style-name="P5"/>
      <text:p text:style-name="P3"><text:span text:style-name="T7">WEAPON FINESSE </text:span><text:span text:style-name="T4">[GENERAL]</text:span></text:p>
      <text:p text:style-name="P3"><text:span text:style-name="T5">Prerequisite:</text:span><text:span text:style-name="T4"> Base attack bonus +1.</text:span></text:p>
      <text:p text:style-name="P3"><text:span text:style-name="T5">Benefit:</text:span><text:span text:style-name="T4"> With a light weapon, rapier, whip, or spiked chain made for a creature of your size category, you may use your Dexterity modifier instead of your Strength modifier on attack rolls. If you carry a shield, its armor check penalty applies to your attack rolls.</text:span></text:p>
      <text:p text:style-name="P3"><text:span text:style-name="T5">Special:</text:span><text:span text:style-name="T4"> A fighter may select Weapon Finesse as one of his fighter bonus feats.</text:span></text:p>
      <text:p text:style-name="P3"><text:span text:style-name="T4">Natural weapons are always considered light weapons.</text:span></text:p>
      <text:p text:style-name="P5"/>
      <text:p text:style-name="P3"><text:span text:style-name="T7">WEAPON FOCUS </text:span><text:span text:style-name="T4">[GENERAL]</text:span></text:p>
      <text:p text:style-name="P3"><text:span text:style-name="T4">Choose one type of weapon. You can also choose unarmed strike or grapple (or ray, if you are a spellcaster) as your weapon for purposes of this feat.</text:span></text:p>
      <text:p text:style-name="P3"><text:span text:style-name="T5"><text:s/>Prerequisites:</text:span><text:span text:style-name="T4"> Proficiency with selected weapon, base attack bonus +1.</text:span></text:p>
      <text:p text:style-name="P3"><text:span text:style-name="T5">Benefit:</text:span><text:span text:style-name="T4"> You gain a +1 bonus on all attack rolls you make using the selected weapon.</text:span></text:p>
      <text:p text:style-name="P3"><text:span text:style-name="T5">Special:</text:span><text:span text:style-name="T4"> You can gain this feat multiple times. Its effects do not stack. Each time you take the feat, it applies to a new type of weapon.</text:span></text:p>
      <text:p text:style-name="P3"><text:span text:style-name="T4">A fighter may select Weapon Focus as one of his fighter bonus feats. He must have Weapon Focus with a weapon to gain the Weapon Specialization feat for that weapon.</text:span></text:p>
      <text:p text:style-name="P5"/>
      <text:p text:style-name="P3"><text:span text:style-name="T7">WEAPON SPECIALIZATION </text:span><text:span text:style-name="T4">[GENERAL]</text:span></text:p>
      <text:p text:style-name="P3"><text:span text:style-name="T4">Choose one type of weapon for which you have already selected the Weapon Focus feat. You can also choose unarmed strike or grapple as your weapon for purposes of this feat. You deal extra damage when using this weapon.</text:span></text:p>
      <text:p text:style-name="P3"><text:span text:style-name="T5"><text:s/>Prerequisites:</text:span><text:span text:style-name="T4"> Proficiency with selected weapon, Weapon Focus with selected weapon, fighter level 4th.</text:span></text:p>
      <text:p text:style-name="P3"><text:span text:style-name="T5">Benefit:</text:span><text:span text:style-name="T4"> You gain a +2 bonus on all damage rolls you make using the selected weapon.</text:span></text:p>
      <text:p text:style-name="P3"><text:span text:style-name="T5">Special:</text:span><text:span text:style-name="T4"> You can gain this feat multiple times. Its effects do not stack. Each time you take the feat, it applies to a new type of weapon.</text:span></text:p>
      <text:p text:style-name="P3"><text:span text:style-name="T4">A fighter may select Weapon Specialization as one of his fighter bonus feats.</text:span></text:p>
      <text:p text:style-name="P5"/>
      <text:p text:style-name="P3"><text:span text:style-name="T7">WHIRLWIND ATTACK </text:span><text:span text:style-name="T4">[GENERAL]</text:span></text:p>
      <text:p text:style-name="P3"><text:span text:style-name="T5">Prerequisites:</text:span><text:span text:style-name="T4"> Dex 13, Int 13, Combat Expertise, Dodge, Mobility, Spring Attack, base attack bonus +4.</text:span></text:p>
      <text:p text:style-name="P3"><text:soft-page-break/><text:span text:style-name="T5">Benefit:</text:span><text:span text:style-name="T4"> When you use the full attack action, you can give up your regular attacks and instead make one melee attack at your full base attack bonus against each opponent within reach.</text:span></text:p>
      <text:p text:style-name="P3"><text:span text:style-name="T4">When you use the Whirlwind Attack feat, you also forfeit any bonus or extra attacks granted by other feats, spells, or abilities.</text:span></text:p>
      <text:p text:style-name="P3"><text:span text:style-name="T5">Special:</text:span><text:span text:style-name="T4"> A fighter may select Whirlwind Attack as one of his fighter bonus feats.</text:span></text:p>
      <text:p text:style-name="P5"/>
      <text:p text:style-name="P3"><text:span text:style-name="T7">WIDEN SPELL </text:span><text:span text:style-name="T4">[METAMAGIC]</text:span></text:p>
      <text:p text:style-name="P3"><text:span text:style-name="T5">Benefit:</text:span><text:span text:style-name="T4"> You can alter a burst, emanation, line, or spread shaped spell to increase its area. Any numeric measurements of the spell’s area increase by 100%.A widened spell uses up a spell slot three levels higher than the spell’s actual level.</text:span></text:p>
      <text:p text:style-name="P3"><text:span text:style-name="T2">Spells that do not have an area of one of these four sorts are not affected by this fe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0" fo:widows="0" fo:keep-with-next="always" style:vertical-align="auto"/>
      <style:text-properties fo:color="#000000"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0" fo:widows="0"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 style:class="text">
      <style:paragraph-properties fo:text-align="center"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 style:class="text">
      <style:paragraph-properties fo:text-align="start" style:justify-single-word="false" fo:orphans="0" fo:widows="0" fo:keep-with-next="always" style:vertical-align="auto"/>
      <style:text-properties fo:font-size="23pt" fo:language="en" fo:country="US" style:font-size-asian="23pt" style:language-asian="en" style:country-asian="US"/>
    </style:style>
    <style:style style:name="Heading_20_5" style:display-name="Heading 5" style:family="paragraph" style:parent-style-name="Standard" style:default-outline-level=""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Heading_20_6" style:display-name="Heading 6" style:family="paragraph" style:parent-style-name="Standard" style:default-outline-level=""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center" style:justify-single-word="false" fo:orphans="2" fo:widows="2" fo:keep-with-next="always" style:vertical-align="auto"/>
      <style:text-properties fo:color="#000000"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eat is a special feature that either gives your character a</dc:title>
    <meta:initial-creator>AKSmith</meta:initial-creator>
    <meta:creation-date>2003-04-25T10:14:00</meta:creation-date>
    <dc:date>2003-10-24T11:37:00</dc:date>
    <meta:editing-cycles>269</meta:editing-cycles>
    <meta:editing-duration>PT7M35S</meta:editing-duration>
    <meta:document-statistic meta:table-count="8" meta:image-count="0" meta:object-count="0" meta:page-count="44" meta:paragraph-count="873" meta:word-count="11359" meta:character-count="65032" meta:non-whitespace-character-count="54400"/>
    <meta:generator>LibreOffice/6.1.5.2$Linux_X86_64 LibreOffice_project/10$Build-2</meta:generator>
    <meta:user-defined meta:name="Company">Wizards of the Coast</meta:user-defined>
    <meta:user-defined meta:name="Operator">asmith</meta:user-defined>
  </office:meta>
</office:document-meta>
</file>